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A0000019891F783919794F2B0.png" manifest:media-type="image/png"/>
  <manifest:file-entry manifest:full-path="Pictures/10000201000002B10000013B8775D1373B55198B.png" manifest:media-type="image/png"/>
  <manifest:file-entry manifest:full-path="Pictures/100002010000029100000249981D8CED69AE4F9E.png" manifest:media-type="image/png"/>
  <manifest:file-entry manifest:full-path="Pictures/10000201000002A3000001726473B0FFCA0612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74cm" fo:min-width="3.56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56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4cm" fo:min-width="1.02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0.898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marker-end="Arrow" draw:fill="solid" draw:textarea-vertical-align="middle"/>
    </style:style>
    <style:style style:name="gr7" style:family="graphic" style:parent-style-name="objectwithoutfill">
      <style:graphic-properties draw:marker-end="" draw:fill="solid" draw:textarea-vertical-align="middle"/>
    </style:style>
    <style:style style:name="gr8" style:family="graphic" style:parent-style-name="objectwithoutfill">
      <style:graphic-properties draw:marker-end="Circle" draw:fill="solid" draw:textarea-vertical-align="middle"/>
    </style:style>
    <style:style style:name="gr9" style:family="graphic" style:parent-style-name="objectwithoutfill">
      <style:graphic-properties draw:marker-end="Circle_20_unfilled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textarea-horizontal-align="justify" draw:textarea-vertical-align="middle" draw:auto-grow-height="false" fo:min-height="0.894cm" fo:min-width="1.53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425cm" fo:min-width="1.18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8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1.40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782cm" fo:min-width="4.58cm"/>
      <style:paragraph-properties style:writing-mode="lr-tb"/>
    </style:style>
    <style:style style:name="gr23" style:family="graphic" style:parent-style-name="objectwithoutfill">
      <style:graphic-properties draw:marker-end="Circle" draw:fill="solid" draw:textarea-vertical-align="middle" draw:shadow-offset-x="0.203cm" draw:shadow-offset-y="0.20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6" style:family="graphic" style:parent-style-name="objectwithoutfill">
      <style:graphic-properties draw:marker-end="Arrow" draw:fill="solid" draw:textarea-vertical-align="middle" draw:shadow-offset-x="0.203cm" draw:shadow-offset-y="0.203cm"/>
    </style:style>
    <style:style style:name="gr27" style:family="graphic" style:parent-style-name="objectwithoutfill">
      <style:graphic-properties draw:marker-end="Circle_20_unfilled" draw:fill="solid" draw:textarea-vertical-align="middle" draw:shadow-offset-x="0.203cm" draw:shadow-offset-y="0.203cm"/>
    </style:style>
    <style:style style:name="gr28" style:family="graphic" style:parent-style-name="standard">
      <style:graphic-properties draw:textarea-horizontal-align="justify" draw:textarea-vertical-align="middle" draw:auto-grow-height="false" fo:min-height="0.766cm" fo:min-width="1.278cm"/>
      <style:paragraph-properties style:writing-mode="lr-tb"/>
    </style:style>
    <style:style style:name="gr29" style:family="graphic" style:parent-style-name="objectwithoutfill">
      <style:graphic-properties draw:marker-end="" draw:marker-end-width="0.3cm" draw:fill="solid" draw:textarea-vertical-align="middle"/>
    </style:style>
    <style:style style:name="gr30" style:family="graphic" style:parent-style-name="objectwithoutfill">
      <style:graphic-properties draw:marker-end="Arrow" draw:marker-end-width="0.3cm" draw:fill="solid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0.258cm" fo:min-width="0.898cm"/>
    </style:style>
    <style:style style:name="gr32" style:family="graphic" style:parent-style-name="objectwithoutfill">
      <style:graphic-properties draw:stroke="dash" draw:stroke-dash="Long_20_Dash" draw:marker-end="Circle" draw:fill="solid" draw:textarea-vertical-align="middle" draw:shadow-offset-x="0.203cm" draw:shadow-offset-y="0.20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35" style:family="graphic" style:parent-style-name="objectwithoutfill">
      <style:graphic-properties draw:marker-start="" draw:marker-end="Arrow" draw:fill="solid" draw:textarea-vertical-align="middle"/>
    </style:style>
    <style:style style:name="gr36" style:family="graphic" style:parent-style-name="objectwithoutfill">
      <style:graphic-properties draw:stroke="solid" draw:marker-end="Small_20_Arrow" draw:fill="solid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40" style:family="graphic" style:parent-style-name="objectwithoutfill">
      <style:graphic-properties draw:marker-end="Arrow_20_concave" draw:fill="solid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695cm"/>
      <style:paragraph-properties style:writing-mode="lr-tb"/>
    </style:style>
    <style:style style:name="gr42" style:family="graphic" style:parent-style-name="objectwithoutfill">
      <style:graphic-properties draw:stroke="dash" draw:stroke-dash="Double_20_Dash" draw:marker-end="Circle_20_unfilled" draw:fill="solid" draw:textarea-vertical-align="middle" draw:shadow-offset-x="0.203cm" draw:shadow-offset-y="0.203cm"/>
    </style:style>
    <style:style style:name="gr43" style:family="graphic" style:parent-style-name="objectwithoutfill">
      <style:graphic-properties draw:stroke="dash" draw:stroke-dash="Double_20_Dash" draw:marker-end="Circle" draw:fill="solid" draw:textarea-vertical-align="middle" draw:shadow-offset-x="0.203cm" draw:shadow-offset-y="0.203cm"/>
    </style:style>
    <style:style style:name="gr44" style:family="graphic" style:parent-style-name="objectwithoutfill">
      <style:graphic-properties draw:stroke="solid" draw:stroke-dash="Double_20_Dash" draw:marker-end="Circle_20_unfilled" draw:fill="solid" draw:textarea-vertical-align="middle" draw:shadow-offset-x="0.203cm" draw:shadow-offset-y="0.203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1.782cm" fo:min-width="4.072cm"/>
      <style:paragraph-properties style:writing-mode="lr-tb"/>
    </style:style>
    <style:style style:name="gr47" style:family="graphic" style:parent-style-name="objectwithoutfill">
      <style:graphic-properties draw:stroke="solid" draw:stroke-dash="Double_20_Dash" draw:marker-end="Circle" draw:fill="solid" draw:textarea-vertical-align="middle" draw:shadow-offset-x="0.203cm" draw:shadow-offset-y="0.203cm"/>
    </style:style>
    <style:style style:name="gr48" style:family="graphic" style:parent-style-name="standard">
      <style:graphic-properties draw:textarea-horizontal-align="justify" draw:textarea-vertical-align="middle" draw:auto-grow-height="false" fo:min-height="0.64cm" fo:min-width="1.278cm"/>
      <style:paragraph-properties style:writing-mode="lr-tb"/>
    </style:style>
    <style:style style:name="gr49" style:family="graphic" style:parent-style-name="objectwithoutfill">
      <style:graphic-properties draw:marker-start="Arrow" draw:marker-end="" draw:fill="solid" draw:textarea-vertical-align="middle"/>
    </style:style>
    <style:style style:name="gr50" style:family="graphic" style:parent-style-name="objectwithoutfill">
      <style:graphic-properties draw:stroke="solid" draw:marker-end="Circle_20_unfilled" draw:fill="solid" draw:textarea-vertical-align="middle" draw:shadow-offset-x="0.203cm" draw:shadow-offset-y="0.203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fo:font-size="14pt"/>
    </style:style>
    <style:style style:name="P9" style:family="paragraph">
      <style:paragraph-properties fo:text-align="center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paragraph-properties style:writing-mode="lr-tb"/>
      <style:text-properties fo:font-size="12pt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T1" style:family="text">
      <style:text-properties fo:font-size="15pt"/>
    </style:style>
    <style:style style:name="T2" style:family="text">
      <style:text-properties fo:font-size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064cm" svg:height="1.524cm" svg:x="2.286cm" svg:y="2.286cm">
          <text:p text:style-name="P1">Autor</text:p>
          <draw:enhanced-geometry svg:viewBox="0 0 21600 21600" draw:type="rectangle" draw:enhanced-path="M 0 0 L 21600 0 21600 21600 0 21600 0 0 Z N"/>
        </draw:custom-shape>
        <draw:custom-shape draw:name="Libros" draw:style-name="gr2" draw:text-style-name="P1" draw:layer="layout" svg:width="4.064cm" svg:height="1.27cm" svg:x="2.032cm" svg:y="12.192cm">
          <text:p text:style-name="P1">Libr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22.098cm" svg:y="12.192cm">
          <text:p text:style-name="P1">Tema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22.352cm" svg:y="2.286cm">
          <text:p text:style-name="P1">Usuario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8cm" svg:height="1.778cm" svg:x="2.794cm" svg:y="5.08cm">
          <text:p text:style-name="P1">escrito p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2.794cm" svg:height="2.032cm" svg:x="13.462cm" svg:y="11.938cm">
          <text:p text:style-name="P1">Trata 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2.794cm" svg:height="2.032cm" svg:x="12.954cm" svg:y="5.842cm">
          <text:p text:style-name="P1">Presta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2" draw:layer="layout" svg:x1="4.318cm" svg:y1="3.81cm" svg:x2="4.318cm" svg:y2="5.08cm">
          <text:p/>
        </draw:line>
        <draw:line draw:style-name="gr5" draw:text-style-name="P2" draw:layer="layout" svg:x1="4.318cm" svg:y1="6.858cm" svg:x2="4.318cm" svg:y2="12.192cm">
          <text:p/>
        </draw:line>
        <draw:line draw:style-name="gr5" draw:text-style-name="P2" draw:layer="layout" svg:x1="6.096cm" svg:y1="12.954cm" svg:x2="13.716cm" svg:y2="12.954cm">
          <text:p/>
        </draw:line>
        <draw:line draw:style-name="gr6" draw:text-style-name="P2" draw:layer="layout" svg:x1="16.256cm" svg:y1="12.954cm" svg:x2="22.098cm" svg:y2="12.954cm">
          <text:p/>
        </draw:line>
        <draw:line draw:style-name="gr5" draw:text-style-name="P2" draw:layer="layout" svg:x1="6.096cm" svg:y1="12.192cm" svg:x2="13.716cm" svg:y2="7.366cm">
          <text:p/>
        </draw:line>
        <draw:line draw:style-name="gr7" draw:text-style-name="P2" draw:layer="layout" svg:x1="15.24cm" svg:y1="6.35cm" svg:x2="22.352cm" svg:y2="3.048cm">
          <text:p/>
        </draw:line>
        <draw:line draw:style-name="gr8" draw:text-style-name="P2" draw:layer="layout" svg:x1="3.048cm" svg:y1="2.286cm" svg:x2="3.048cm" svg:y2="1.778cm">
          <text:p/>
        </draw:line>
        <draw:line draw:style-name="gr9" draw:text-style-name="P2" draw:layer="layout" svg:x1="5.842cm" svg:y1="2.286cm" svg:x2="5.842cm" svg:y2="1.778cm">
          <text:p/>
        </draw:line>
        <draw:frame draw:style-name="gr10" draw:text-style-name="P3" draw:layer="layout" svg:width="1.778cm" svg:height="0.962cm" svg:x="2.032cm" svg:y="0.762cm">
          <draw:text-box>
            <text:p>DNI</text:p>
          </draw:text-box>
        </draw:frame>
        <draw:frame draw:style-name="gr10" draw:text-style-name="P3" draw:layer="layout" svg:width="4.572cm" svg:height="0.962cm" svg:x="4.572cm" svg:y="0.816cm">
          <draw:text-box>
            <text:p>Nombre</text:p>
          </draw:text-box>
        </draw:frame>
        <draw:line draw:style-name="gr8" draw:text-style-name="P2" draw:layer="layout" svg:x1="22.86cm" svg:y1="2.286cm" svg:x2="22.86cm" svg:y2="1.778cm">
          <text:p/>
        </draw:line>
        <draw:line draw:style-name="gr9" draw:text-style-name="P2" draw:layer="layout" svg:x1="24.384cm" svg:y1="2.286cm" svg:x2="24.384cm" svg:y2="1.778cm">
          <text:p/>
        </draw:line>
        <draw:line draw:style-name="gr9" draw:text-style-name="P2" draw:layer="layout" svg:x1="25.908cm" svg:y1="2.286cm" svg:x2="25.908cm" svg:y2="1.778cm">
          <text:p/>
        </draw:line>
        <draw:frame draw:style-name="gr10" draw:text-style-name="P3" draw:layer="layout" svg:width="1.778cm" svg:height="0.962cm" svg:x="21.844cm" svg:y="0.816cm">
          <draw:text-box>
            <text:p>DNI</text:p>
          </draw:text-box>
        </draw:frame>
        <draw:frame draw:style-name="gr10" draw:text-style-name="P3" draw:layer="layout" svg:width="1.778cm" svg:height="0.962cm" svg:x="23.622cm" svg:y="0.816cm">
          <draw:text-box>
            <text:p>Telf.</text:p>
          </draw:text-box>
        </draw:frame>
        <draw:frame draw:style-name="gr10" draw:text-style-name="P3" draw:layer="layout" svg:width="3.302cm" svg:height="0.962cm" svg:x="24.892cm" svg:y="0.816cm">
          <draw:text-box>
            <text:p>Domicilio</text:p>
          </draw:text-box>
        </draw:frame>
        <draw:line draw:style-name="gr8" draw:text-style-name="P2" draw:layer="layout" svg:x1="2.54cm" svg:y1="13.462cm" svg:x2="2.54cm" svg:y2="13.97cm">
          <text:p/>
        </draw:line>
        <draw:line draw:style-name="gr9" draw:text-style-name="P2" draw:layer="layout" svg:x1="5.842cm" svg:y1="13.462cm" svg:x2="5.842cm" svg:y2="13.97cm">
          <text:p/>
        </draw:line>
        <draw:line draw:style-name="gr9" draw:text-style-name="P2" draw:layer="layout" svg:x1="4.064cm" svg:y1="13.462cm" svg:x2="4.064cm" svg:y2="13.97cm">
          <text:p/>
        </draw:line>
        <draw:frame draw:style-name="gr11" draw:text-style-name="P4" draw:layer="layout" svg:width="3.048cm" svg:height="2.384cm" svg:x="0.762cm" svg:y="13.97cm">
          <draw:text-box>
            <text:p><text:span text:style-name="T1">Codigo Barras</text:span></text:p>
          </draw:text-box>
        </draw:frame>
        <draw:frame draw:style-name="gr12" draw:text-style-name="P4" draw:layer="layout" svg:width="2.794cm" svg:height="1.673cm" svg:x="5.08cm" svg:y="13.97cm">
          <draw:text-box>
            <text:p><text:span text:style-name="T1">Titulo</text:span></text:p>
          </draw:text-box>
        </draw:frame>
        <draw:frame draw:style-name="gr13" draw:text-style-name="P4" draw:layer="layout" svg:width="3.302cm" svg:height="3.095cm" svg:x="2.794cm" svg:y="13.97cm">
          <draw:text-box>
            <text:p><text:span text:style-name="T1">Hist. Prestamo</text:span></text:p>
          </draw:text-box>
        </draw:frame>
        <draw:line draw:style-name="gr8" draw:text-style-name="P2" draw:layer="layout" svg:x1="13.716cm" svg:y1="6.35cm" svg:x2="13.716cm" svg:y2="5.334cm">
          <text:p/>
        </draw:line>
        <draw:frame draw:style-name="gr12" draw:text-style-name="P3" draw:layer="layout" svg:width="2.286cm" svg:height="1.673cm" svg:x="12.396cm" svg:y="4.458cm">
          <draw:text-box>
            <text:p>Fecha</text:p>
          </draw:text-box>
        </draw:frame>
        <draw:frame draw:style-name="gr11" draw:text-style-name="P3" draw:layer="layout" svg:width="6.35cm" svg:height="2.384cm" svg:x="11.938cm" svg:y="0cm">
          <draw:text-box>
            <text:p>Ejercicio 3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4.064cm" svg:height="1.524cm" svg:x="11.684cm" svg:y="3.556cm">
          <text:p text:style-name="P1">Piez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20.574cm" svg:y="11.938cm">
          <text:p text:style-name="P1">Compue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2.54cm" svg:y="11.938cm">
          <text:p text:style-name="P1">Simpl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2.286cm" svg:x="20.574cm" svg:y="3.048cm">
          <text:p text:style-name="P1">Formado p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2" draw:layer="layout" svg:x1="22.606cm" svg:y1="5.334cm" svg:x2="22.606cm" svg:y2="11.938cm">
          <text:p/>
        </draw:line>
        <draw:line draw:style-name="gr5" draw:text-style-name="P2" draw:layer="layout" svg:x1="20.828cm" svg:y1="4.064cm" svg:x2="15.748cm" svg:y2="4.064cm">
          <text:p/>
        </draw:line>
        <draw:g>
          <draw:custom-shape draw:style-name="gr16" draw:text-style-name="P1" draw:layer="layout" svg:width="3.374cm" svg:height="2.024cm" draw:transform="rotate (3.13269147440462) translate (15.058cm 10.69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78.748524203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7" draw:text-style-name="P3" draw:layer="layout" svg:width="4.724cm" svg:height="1.278cm" svg:x="12.021cm" svg:y="8.636cm">
            <draw:text-box>
              <text:p>Es un</text:p>
            </draw:text-box>
          </draw:frame>
        </draw:g>
        <draw:line draw:style-name="gr5" draw:text-style-name="P2" draw:layer="layout" svg:x1="6.604cm" svg:y1="12.7cm" svg:x2="12.446cm" svg:y2="9.398cm">
          <text:p/>
        </draw:line>
        <draw:line draw:style-name="gr5" draw:text-style-name="P2" draw:layer="layout" svg:x1="14.478cm" svg:y1="9.398cm" svg:x2="20.574cm" svg:y2="12.7cm">
          <text:p/>
        </draw:line>
        <draw:line draw:style-name="gr5" draw:text-style-name="P2" draw:layer="layout" svg:x1="13.462cm" svg:y1="5.08cm" svg:x2="13.462cm" svg:y2="8.636cm">
          <text:p/>
        </draw:line>
        <draw:line draw:style-name="gr8" draw:text-style-name="P2" draw:layer="layout" svg:x1="2.54cm" svg:y1="12.7cm" svg:x2="2.032cm" svg:y2="12.7cm">
          <text:p/>
        </draw:line>
        <draw:line draw:style-name="gr8" draw:text-style-name="P2" draw:layer="layout" svg:x1="23.876cm" svg:y1="3.81cm" svg:x2="23.876cm" svg:y2="2.794cm">
          <text:p/>
        </draw:line>
        <draw:line draw:style-name="gr8" draw:text-style-name="P2" draw:layer="layout" svg:x1="15.24cm" svg:y1="3.556cm" svg:x2="15.24cm" svg:y2="3.048cm">
          <text:p/>
        </draw:line>
        <draw:line draw:style-name="gr8" draw:text-style-name="P2" draw:layer="layout" svg:x1="12.192cm" svg:y1="3.556cm" svg:x2="12.192cm" svg:y2="3.048cm">
          <text:p/>
        </draw:line>
        <draw:frame draw:style-name="gr10" draw:text-style-name="P3" draw:layer="layout" svg:width="2.824cm" svg:height="0.962cm" svg:x="10.668cm" svg:y="1.996cm">
          <draw:text-box>
            <text:p>Código</text:p>
          </draw:text-box>
        </draw:frame>
        <draw:frame draw:style-name="gr10" draw:text-style-name="P3" draw:layer="layout" svg:width="2.824cm" svg:height="0.962cm" svg:x="13.946cm" svg:y="1.972cm">
          <draw:text-box>
            <text:p>Denom.</text:p>
          </draw:text-box>
        </draw:frame>
        <draw:line draw:style-name="gr8" draw:text-style-name="P2" draw:layer="layout" svg:x1="24.638cm" svg:y1="12.7cm" svg:x2="25.146cm" svg:y2="12.7cm">
          <text:p/>
        </draw:line>
        <draw:frame draw:style-name="gr12" draw:text-style-name="P3" draw:layer="layout" svg:width="2.824cm" svg:height="1.673cm" svg:x="25.176cm" svg:y="12.192cm">
          <draw:text-box>
            <text:p>Valor Montaje</text:p>
          </draw:text-box>
        </draw:frame>
        <draw:frame draw:style-name="gr10" draw:text-style-name="P3" draw:layer="layout" svg:width="2.824cm" svg:height="0.962cm" svg:x="0.224cm" svg:y="12.192cm">
          <draw:text-box>
            <text:p>Valor</text:p>
          </draw:text-box>
        </draw:frame>
        <draw:frame draw:style-name="gr11" draw:text-style-name="P3" draw:layer="layout" svg:width="4.856cm" svg:height="2.384cm" svg:x="22.576cm" svg:y="1.832cm">
          <draw:text-box>
            <text:p>Nº unidades</text:p>
          </draw:text-box>
        </draw:frame>
        <draw:frame draw:style-name="gr12" draw:text-style-name="P3" draw:layer="layout" svg:width="6.126cm" svg:height="1.673cm" svg:x="0cm" svg:y="0cm">
          <draw:text-box>
            <text:p>Ejercicio 4</text:p>
          </draw:text-box>
        </draw:frame>
        <presentation:notes draw:style-name="dp2">
          <draw:page-thumbnail draw:style-name="gr14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3" draw:text-style-name="P3" draw:layer="layout" svg:width="25.908cm" svg:height="3.095cm" svg:x="1.524cm" svg:y="0.762cm">
          <draw:text-box>
            <text:p>Daniel Monjas Miguélez 3º DGIIM.</text:p>
            <text:p/>
            <text:p>6. Realiza el diagrama E/R que permita generar la información que aparece en el modelo de la factura siguiente:</text:p>
          </draw:text-box>
        </draw:frame>
        <draw:frame draw:style-name="gr18" draw:text-style-name="P6" draw:layer="layout" svg:width="17.858cm" svg:height="9.789cm" svg:x="6.018cm" svg:y="4.689cm">
          <draw:image xlink:href="Pictures/10000201000002A3000001726473B0FFCA06120C.png" xlink:type="simple" xlink:show="embed" xlink:actuate="onLoad" loext:mime-type="image/png">
            <text:p/>
          </draw:image>
        </draw:frame>
        <presentation:notes draw:style-name="dp2">
          <draw:page-thumbnail draw:style-name="gr14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4.064cm" svg:height="1.524cm" svg:x="11.176cm" svg:y="11.938cm">
          <text:p text:style-name="P1">Product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21.844cm" svg:y="2.032cm">
          <text:p text:style-name="P1">Factur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2.286cm" svg:y="2.286cm">
          <text:p text:style-name="P1">Empres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2.032cm" svg:x="19.812cm" svg:y="8.636cm">
          <text:p text:style-name="P1">incluy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draw:layer="layout" svg:width="3.81cm" svg:height="2.54cm" svg:x="11.684cm" svg:y="1.778cm">
          <text:p text:style-name="P1">emite-Recib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2" draw:layer="layout" svg:x1="24.13cm" svg:y1="3.556cm" svg:x2="21.844cm" svg:y2="9.144cm">
          <text:p/>
        </draw:line>
        <draw:line draw:style-name="gr5" draw:text-style-name="P2" draw:layer="layout" svg:x1="15.24cm" svg:y1="12.7cm" svg:x2="20.574cm" svg:y2="10.16cm">
          <text:p/>
        </draw:line>
        <draw:line draw:style-name="gr5" draw:text-style-name="P2" draw:layer="layout" svg:x1="11.684cm" svg:y1="3.048cm" svg:x2="6.35cm" svg:y2="3.048cm">
          <text:p/>
        </draw:line>
        <draw:line draw:style-name="gr5" draw:text-style-name="P2" draw:layer="layout" svg:x1="15.494cm" svg:y1="3.048cm" svg:x2="22.098cm" svg:y2="3.048cm">
          <text:p/>
        </draw:line>
        <draw:frame draw:style-name="gr20" draw:text-style-name="P8" draw:layer="layout" svg:width="3.586cm" svg:height="1.361cm" svg:x="7.205cm" svg:y="12.192cm">
          <draw:text-box>
            <text:p><text:span text:style-name="T2">Nº.Unidades</text:span></text:p>
          </draw:text-box>
        </draw:frame>
        <draw:frame draw:style-name="gr20" draw:text-style-name="P8" draw:layer="layout" svg:width="4.064cm" svg:height="1.361cm" svg:x="13.078cm" svg:y="13.77cm">
          <draw:text-box>
            <text:p><text:span text:style-name="T2">Imp.Unitario</text:span></text:p>
          </draw:text-box>
        </draw:frame>
        <draw:frame draw:style-name="gr10" draw:text-style-name="P8" draw:layer="layout" svg:width="2.824cm" svg:height="0.962cm" svg:x="12.162cm" svg:y="13.77cm">
          <draw:text-box>
            <text:p><text:span text:style-name="T2">IVA</text:span></text:p>
          </draw:text-box>
        </draw:frame>
        <draw:frame draw:style-name="gr10" draw:text-style-name="P8" draw:layer="layout" svg:width="2.824cm" svg:height="0.962cm" svg:x="10.16cm" svg:y="13.77cm">
          <draw:text-box>
            <text:p><text:span text:style-name="T2">Modelo</text:span></text:p>
          </draw:text-box>
        </draw:frame>
        <draw:frame draw:style-name="gr20" draw:text-style-name="P8" draw:layer="layout" svg:width="4.064cm" svg:height="1.361cm" svg:x="23.368cm" svg:y="0.762cm">
          <draw:text-box>
            <text:p><text:span text:style-name="T2">Numero factura</text:span></text:p>
          </draw:text-box>
        </draw:frame>
        <draw:frame draw:style-name="gr10" draw:text-style-name="P8" draw:layer="layout" svg:width="2.824cm" svg:height="0.962cm" svg:x="21.052cm" svg:y="0.762cm">
          <draw:text-box>
            <text:p><text:span text:style-name="T2">Fecha</text:span></text:p>
          </draw:text-box>
        </draw:frame>
        <draw:frame draw:style-name="gr21" draw:text-style-name="P8" draw:layer="layout" svg:width="2.794cm" svg:height="0.868cm" svg:x="4.318cm" svg:y="0.656cm">
          <draw:text-box>
            <text:p><text:span text:style-name="T2">Dirección</text:span></text:p>
          </draw:text-box>
        </draw:frame>
        <draw:frame draw:style-name="gr10" draw:text-style-name="P8" draw:layer="layout" svg:width="2.824cm" svg:height="0.962cm" svg:x="3.302cm" svg:y="0.662cm">
          <draw:text-box>
            <text:p><text:span text:style-name="T2">NIF</text:span></text:p>
          </draw:text-box>
        </draw:frame>
        <draw:frame draw:style-name="gr10" draw:text-style-name="P8" draw:layer="layout" svg:width="2.824cm" svg:height="0.962cm" svg:x="1.27cm" svg:y="0.662cm">
          <draw:text-box>
            <text:p><text:span text:style-name="T2">Nombre</text:span></text:p>
          </draw:text-box>
        </draw:frame>
        <draw:line draw:style-name="gr9" draw:text-style-name="P2" draw:layer="layout" svg:x1="22.098cm" svg:y1="2.032cm" svg:x2="22.098cm" svg:y2="1.524cm">
          <text:p/>
        </draw:line>
        <draw:line draw:style-name="gr9" draw:text-style-name="P2" draw:layer="layout" svg:x1="2.54cm" svg:y1="2.286cm" svg:x2="2.54cm" svg:y2="1.524cm">
          <text:p/>
        </draw:line>
        <draw:line draw:style-name="gr9" draw:text-style-name="P2" draw:layer="layout" svg:x1="11.176cm" svg:y1="12.7cm" svg:x2="10.414cm" svg:y2="12.7cm">
          <text:p/>
        </draw:line>
        <draw:line draw:style-name="gr8" draw:text-style-name="P2" draw:layer="layout" svg:x1="11.43cm" svg:y1="13.462cm" svg:x2="11.43cm" svg:y2="13.97cm">
          <text:p/>
        </draw:line>
        <draw:line draw:style-name="gr8" draw:text-style-name="P2" draw:layer="layout" svg:x1="4.064cm" svg:y1="2.286cm" svg:x2="4.094cm" svg:y2="1.524cm">
          <text:p/>
        </draw:line>
        <draw:line draw:style-name="gr9" draw:text-style-name="P2" draw:layer="layout" svg:x1="5.49cm" svg:y1="2.329cm" svg:x2="5.49cm" svg:y2="1.524cm">
          <text:p/>
        </draw:line>
        <draw:line draw:style-name="gr9" draw:text-style-name="P2" draw:layer="layout" svg:x1="14.224cm" svg:y1="13.462cm" svg:x2="14.224cm" svg:y2="13.97cm">
          <text:p/>
        </draw:line>
        <draw:line draw:style-name="gr9" draw:text-style-name="P2" draw:layer="layout" svg:x1="12.954cm" svg:y1="13.462cm" svg:x2="12.954cm" svg:y2="13.97cm">
          <text:p/>
        </draw:line>
        <draw:line draw:style-name="gr8" draw:text-style-name="P2" draw:layer="layout" svg:x1="24.638cm" svg:y1="2.032cm" svg:x2="24.638cm" svg:y2="1.524cm">
          <text:p/>
        </draw:line>
        <presentation:notes draw:style-name="dp2">
          <draw:page-thumbnail draw:style-name="gr14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4.064cm" svg:height="1.524cm" svg:x="2.286cm" svg:y="2.286cm">
          <text:p text:style-name="P1">Sala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23.368cm" svg:y="2.286cm">
          <text:p text:style-name="P1">Películas</text:p>
          <draw:enhanced-geometry svg:viewBox="0 0 21600 21600" draw:type="rectangle" draw:enhanced-path="M 0 0 L 21600 0 21600 21600 0 21600 0 0 Z N"/>
        </draw:custom-shape>
        <draw:g>
          <draw:custom-shape draw:style-name="gr22" draw:text-style-name="P1" draw:layer="layout" svg:width="5.08cm" svg:height="2.032cm" svg:x="14.478cm" svg:y="2.0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064cm" svg:height="1.524cm" svg:x="14.986cm" svg:y="2.286cm">
            <text:p text:style-name="P1">Copia</text:p>
            <draw:enhanced-geometry svg:viewBox="0 0 21600 21600" draw:type="rectangle" draw:enhanced-path="M 0 0 L 21600 0 21600 21600 0 21600 0 0 Z N"/>
          </draw:custom-shape>
        </draw:g>
        <draw:custom-shape draw:style-name="gr19" draw:text-style-name="P1" draw:layer="layout" svg:width="3.81cm" svg:height="2.54cm" svg:x="2.286cm" svg:y="6.858cm">
          <text:p text:style-name="P1">Se comp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draw:layer="layout" svg:width="3.81cm" svg:height="2.54cm" svg:x="8.382cm" svg:y="1.778cm">
          <text:p text:style-name="P1">proyec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line draw:style-name="gr8" draw:text-style-name="P2" draw:layer="layout" svg:x1="11.938cm" svg:y1="3.048cm" svg:x2="11.938cm" svg:y2="5.08cm">
            <text:p/>
          </draw:line>
          <draw:line draw:style-name="gr23" draw:text-style-name="P2" draw:layer="layout" svg:x1="10.922cm" svg:y1="3.81cm" svg:x2="10.922cm" svg:y2="5.08cm">
            <text:p/>
          </draw:line>
          <draw:line draw:style-name="gr23" draw:text-style-name="P2" draw:layer="layout" svg:x1="10.668cm" svg:y1="4.572cm" svg:x2="12.446cm" svg:y2="4.572cm">
            <text:p/>
          </draw:line>
        </draw:g>
        <draw:frame draw:style-name="gr10" draw:text-style-name="P3" draw:layer="layout" svg:width="2.286cm" svg:height="0.962cm" svg:x="9.144cm" svg:y="4.931cm">
          <draw:text-box>
            <text:p>Fecha</text:p>
          </draw:text-box>
        </draw:frame>
        <draw:frame draw:style-name="gr12" draw:text-style-name="P3" draw:layer="layout" svg:width="2.032cm" svg:height="1.673cm" svg:x="11.176cm" svg:y="4.931cm">
          <draw:text-box>
            <text:p>Hora</text:p>
          </draw:text-box>
        </draw:frame>
        <draw:frame draw:style-name="gr10" draw:text-style-name="P3" draw:layer="layout" svg:width="2.286cm" svg:height="0.962cm" svg:x="9.144cm" svg:y="4.931cm">
          <draw:text-box>
            <text:p>Fecha</text:p>
          </draw:text-box>
        </draw:frame>
        <draw:frame draw:style-name="gr10" draw:text-style-name="P3" draw:layer="layout" svg:width="2.286cm" svg:height="0.962cm" svg:x="9.144cm" svg:y="4.931cm">
          <draw:text-box>
            <text:p>Fecha</text:p>
          </draw:text-box>
        </draw:frame>
        <draw:frame draw:style-name="gr10" draw:text-style-name="P3" draw:layer="layout" svg:width="2.286cm" svg:height="0.962cm" svg:x="9.144cm" svg:y="4.931cm">
          <draw:text-box>
            <text:p>Fecha</text:p>
          </draw:text-box>
        </draw:frame>
        <draw:frame draw:style-name="gr10" draw:text-style-name="P3" draw:layer="layout" svg:width="2.286cm" svg:height="0.962cm" svg:x="9.144cm" svg:y="4.931cm">
          <draw:text-box>
            <text:p>Fecha</text:p>
          </draw:text-box>
        </draw:frame>
        <draw:frame draw:style-name="gr10" draw:text-style-name="P3" draw:layer="layout" svg:width="1.524cm" svg:height="0.962cm" svg:x="1.524cm" svg:y="14.329cm">
          <draw:text-box>
            <text:p>Fila</text:p>
          </draw:text-box>
        </draw:frame>
        <draw:frame draw:style-name="gr12" draw:text-style-name="P3" draw:layer="layout" svg:width="3.302cm" svg:height="1.673cm" svg:x="2.794cm" svg:y="14.329cm">
          <draw:text-box>
            <text:p>Columna</text:p>
          </draw:text-box>
        </draw:frame>
        <draw:frame draw:style-name="gr12" draw:text-style-name="P3" draw:layer="layout" svg:width="3.048cm" svg:height="1.673cm" svg:x="4.572cm" svg:y="13.313cm">
          <draw:text-box>
            <text:p>Estado</text:p>
          </draw:text-box>
        </draw:frame>
        <draw:frame draw:style-name="gr10" draw:text-style-name="P3" draw:layer="layout" svg:width="2.794cm" svg:height="0.962cm" svg:x="4.064cm" svg:y="0.562cm">
          <draw:text-box>
            <text:p>Nº Sala</text:p>
          </draw:text-box>
        </draw:frame>
        <draw:frame draw:style-name="gr11" draw:text-style-name="P3" draw:layer="layout" svg:width="3.048cm" svg:height="2.384cm" svg:x="1.524cm" svg:y="0cm">
          <draw:text-box>
            <text:p>Nº Asientos</text:p>
          </draw:text-box>
        </draw:frame>
        <draw:frame draw:style-name="gr12" draw:text-style-name="P3" draw:layer="layout" svg:width="3.048cm" svg:height="1.673cm" svg:x="14.732cm" svg:y="0.308cm">
          <draw:text-box>
            <text:p>Nº Copia</text:p>
          </draw:text-box>
        </draw:frame>
        <draw:frame draw:style-name="gr10" draw:text-style-name="P3" draw:layer="layout" svg:width="2.286cm" svg:height="0.962cm" svg:x="26.67cm" svg:y="0.291cm">
          <draw:text-box>
            <text:p>titulo</text:p>
          </draw:text-box>
        </draw:frame>
        <draw:frame draw:style-name="gr24" draw:text-style-name="P3" draw:layer="layout" svg:width="3.048cm" svg:height="1.016cm" svg:x="24.638cm" svg:y="-0.254cm">
          <draw:text-box>
            <text:p>duracion</text:p>
          </draw:text-box>
        </draw:frame>
        <draw:frame draw:style-name="gr25" draw:text-style-name="P3" draw:layer="layout" svg:width="2.54cm" svg:height="1.27cm" svg:x="22.606cm" svg:y="0.254cm">
          <draw:text-box>
            <text:p>codigo</text:p>
          </draw:text-box>
        </draw:frame>
        <draw:line draw:style-name="gr5" draw:text-style-name="P2" draw:layer="layout" svg:x1="8.382cm" svg:y1="3.048cm" svg:x2="6.35cm" svg:y2="3.048cm">
          <text:p/>
        </draw:line>
        <draw:line draw:style-name="gr6" draw:text-style-name="P2" draw:layer="layout" svg:x1="12.192cm" svg:y1="3.048cm" svg:x2="14.478cm" svg:y2="3.048cm">
          <text:p/>
        </draw:line>
        <draw:line draw:style-name="gr6" draw:text-style-name="P2" draw:layer="layout" svg:x1="19.558cm" svg:y1="3.048cm" svg:x2="23.368cm" svg:y2="3.048cm">
          <text:p/>
        </draw:line>
        <draw:line draw:style-name="gr26" draw:text-style-name="P2" draw:layer="layout" svg:x1="4.318cm" svg:y1="7.112cm" svg:x2="4.318cm" svg:y2="3.81cm">
          <text:p/>
        </draw:line>
        <draw:line draw:style-name="gr5" draw:text-style-name="P2" draw:layer="layout" svg:x1="4.231cm" svg:y1="9.144cm" svg:x2="4.231cm" svg:y2="12.192cm">
          <text:p/>
        </draw:line>
        <draw:line draw:style-name="gr23" draw:text-style-name="P2" draw:layer="layout" svg:x1="24.13cm" svg:y1="2.54cm" svg:x2="24.13cm" svg:y2="1.27cm">
          <text:p/>
        </draw:line>
        <draw:line draw:style-name="gr27" draw:text-style-name="P2" draw:layer="layout" svg:x1="27.178cm" svg:y1="2.54cm" svg:x2="27.178cm" svg:y2="1.27cm">
          <text:p/>
        </draw:line>
        <draw:line draw:style-name="gr27" draw:text-style-name="P2" draw:layer="layout" svg:x1="25.654cm" svg:y1="2.54cm" svg:x2="25.654cm" svg:y2="0.508cm">
          <text:p/>
        </draw:line>
        <draw:custom-shape draw:style-name="gr1" draw:text-style-name="P1" draw:layer="layout" svg:width="4.064cm" svg:height="1.524cm" svg:x="2.13cm" svg:y="10.686cm">
          <text:p text:style-name="P1">Asientos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5.686cm" svg:y1="12.21cm" svg:x2="5.686cm" svg:y2="13.48cm">
          <text:p/>
        </draw:line>
        <draw:g>
          <draw:line draw:style-name="gr9" draw:text-style-name="P2" draw:layer="layout" svg:x1="3.654cm" svg:y1="12.21cm" svg:x2="3.654cm" svg:y2="13.97cm">
            <text:p/>
          </draw:line>
          <draw:line draw:style-name="gr27" draw:text-style-name="P2" draw:layer="layout" svg:x1="2.638cm" svg:y1="12.21cm" svg:x2="2.638cm" svg:y2="13.97cm">
            <text:p/>
          </draw:line>
          <draw:line draw:style-name="gr23" draw:text-style-name="P2" draw:layer="layout" svg:x1="2.384cm" svg:y1="12.972cm" svg:x2="4.162cm" svg:y2="12.972cm">
            <text:p/>
          </draw:line>
        </draw:g>
        <draw:line draw:style-name="gr23" draw:text-style-name="P2" draw:layer="layout" svg:x1="15.748cm" svg:y1="2.032cm" svg:x2="15.748cm" svg:y2="1.27cm">
          <text:p/>
        </draw:line>
        <draw:line draw:style-name="gr27" draw:text-style-name="P2" draw:layer="layout" svg:x1="3.048cm" svg:y1="2.286cm" svg:x2="3.048cm" svg:y2="1.524cm">
          <text:p/>
        </draw:line>
        <draw:line draw:style-name="gr23" draw:text-style-name="P2" draw:layer="layout" svg:x1="5.08cm" svg:y1="2.286cm" svg:x2="5.08cm" svg:y2="1.524cm">
          <text:p/>
        </draw:line>
        <presentation:notes draw:style-name="dp2">
          <draw:page-thumbnail draw:style-name="gr14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4.064cm" svg:height="1.524cm" svg:x="22.86cm" svg:y="13.716cm">
          <text:p text:style-name="P1">movi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1.27cm" svg:y="13.716cm">
          <text:p text:style-name="P1">fij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11.176cm" svg:y="5.08cm">
          <text:p text:style-name="P1">telefono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.556cm" svg:height="2.032cm" svg:x="20.574cm" svg:y="4.826cm">
          <text:p text:style-name="P1">llam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9" draw:text-style-name="P2" draw:layer="layout" svg:x1="20.574cm" svg:y1="5.842cm" svg:x2="15.24cm" svg:y2="5.842cm">
          <text:p/>
        </draw:line>
        <draw:line draw:style-name="gr29" draw:text-style-name="P2" draw:layer="layout" svg:x1="22.352cm" svg:y1="4.826cm" svg:x2="22.352cm" svg:y2="1.27cm">
          <text:p/>
        </draw:line>
        <draw:line draw:style-name="gr29" draw:text-style-name="P2" draw:layer="layout" svg:x1="22.352cm" svg:y1="1.27cm" svg:x2="12.954cm" svg:y2="1.27cm">
          <text:p/>
        </draw:line>
        <draw:line draw:style-name="gr30" draw:text-style-name="P2" draw:layer="layout" svg:x1="12.954cm" svg:y1="1.27cm" svg:x2="12.954cm" svg:y2="5.08cm">
          <text:p/>
        </draw:line>
        <draw:g>
          <draw:custom-shape draw:style-name="gr31" draw:text-style-name="P9" draw:layer="layout" svg:width="2.794cm" svg:height="1.524cm" draw:transform="rotate (-3.14159265358979) translate (14.478cm 10.56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" draw:text-style-name="P3" draw:layer="layout" svg:width="2.54cm" svg:height="1.673cm" svg:x="11.938cm" svg:y="8.89cm">
            <draw:text-box>
              <text:p>es-un</text:p>
            </draw:text-box>
          </draw:frame>
        </draw:g>
        <draw:line draw:style-name="gr5" draw:text-style-name="P2" draw:layer="layout" svg:x1="12.954cm" svg:y1="6.604cm" svg:x2="12.954cm" svg:y2="9.039cm">
          <text:p/>
        </draw:line>
        <draw:line draw:style-name="gr5" draw:text-style-name="P2" draw:layer="layout" svg:x1="12.446cm" svg:y1="9.906cm" svg:x2="5.334cm" svg:y2="14.478cm">
          <text:p/>
        </draw:line>
        <draw:line draw:style-name="gr5" draw:text-style-name="P2" draw:layer="layout" svg:x1="13.716cm" svg:y1="9.906cm" svg:x2="22.86cm" svg:y2="14.732cm">
          <text:p/>
        </draw:line>
        <draw:line draw:style-name="gr23" draw:text-style-name="P2" draw:layer="layout" svg:x1="11.176cm" svg:y1="5.08cm" svg:x2="9.398cm" svg:y2="5.08cm">
          <text:p/>
        </draw:line>
        <draw:line draw:style-name="gr27" draw:text-style-name="P2" draw:layer="layout" svg:x1="11.176cm" svg:y1="6.604cm" svg:x2="9.398cm" svg:y2="6.604cm">
          <text:p/>
        </draw:line>
        <draw:line draw:style-name="gr27" draw:text-style-name="P2" draw:layer="layout" svg:x1="11.176cm" svg:y1="5.842cm" svg:x2="9.398cm" svg:y2="5.842cm">
          <text:p/>
        </draw:line>
        <draw:frame draw:style-name="gr10" draw:text-style-name="P3" draw:layer="layout" svg:width="2.794cm" svg:height="0.962cm" svg:x="6.858cm" svg:y="4.572cm">
          <draw:text-box>
            <text:p>Nº. telf.</text:p>
          </draw:text-box>
        </draw:frame>
        <draw:frame draw:style-name="gr10" draw:text-style-name="P3" draw:layer="layout" svg:width="2.794cm" svg:height="0.962cm" svg:x="6.858cm" svg:y="6.096cm">
          <draw:text-box>
            <text:p>Modelo</text:p>
          </draw:text-box>
        </draw:frame>
        <draw:frame draw:style-name="gr10" draw:text-style-name="P3" draw:layer="layout" svg:width="2.794cm" svg:height="0.962cm" svg:x="7.112cm" svg:y="5.334cm">
          <draw:text-box>
            <text:p>Marca</text:p>
          </draw:text-box>
        </draw:frame>
        <draw:line draw:style-name="gr32" draw:text-style-name="P2" draw:layer="layout" svg:x1="23.114cm" svg:y1="5.334cm" svg:x2="25.4cm" svg:y2="5.334cm">
          <text:p/>
        </draw:line>
        <draw:line draw:style-name="gr32" draw:text-style-name="P2" draw:layer="layout" svg:x1="22.352cm" svg:y1="4.826cm" svg:x2="25.4cm" svg:y2="4.826cm">
          <text:p/>
        </draw:line>
        <draw:line draw:style-name="gr32" draw:text-style-name="P2" draw:layer="layout" svg:x1="23.622cm" svg:y1="5.842cm" svg:x2="25.4cm" svg:y2="5.842cm">
          <text:p/>
        </draw:line>
        <draw:frame draw:style-name="gr33" draw:text-style-name="P4" draw:layer="layout" svg:width="2.286cm" svg:height="0.839cm" svg:x="25.146cm" svg:y="4.365cm">
          <draw:text-box>
            <text:p><text:span text:style-name="T1">Fecha</text:span></text:p>
          </draw:text-box>
        </draw:frame>
        <draw:frame draw:style-name="gr24" draw:text-style-name="P4" draw:layer="layout" svg:width="2.54cm" svg:height="1.016cm" svg:x="25.146cm" svg:y="4.944cm">
          <draw:text-box>
            <text:p><text:span text:style-name="T1">Hora I.</text:span></text:p>
          </draw:text-box>
        </draw:frame>
        <draw:frame draw:style-name="gr12" draw:text-style-name="P4" draw:layer="layout" svg:width="3.302cm" svg:height="1.673cm" svg:x="25.146cm" svg:y="5.439cm">
          <draw:text-box>
            <text:p><text:span text:style-name="T1">Duracion</text:span></text:p>
          </draw:text-box>
        </draw:frame>
        <draw:line draw:style-name="gr23" draw:text-style-name="P2" draw:layer="layout" svg:x1="24.638cm" svg:y1="6.096cm" svg:x2="24.638cm" svg:y2="4.318cm">
          <text:p/>
        </draw:line>
        <draw:line draw:style-name="gr27" draw:text-style-name="P2" draw:layer="layout" svg:x1="24.003cm" svg:y1="13.716cm" svg:x2="24.003cm" svg:y2="13.081cm">
          <text:p/>
        </draw:line>
        <draw:frame draw:style-name="gr34" draw:text-style-name="P11" draw:layer="layout" svg:width="4.318cm" svg:height="2.032cm" svg:x="21.844cm" svg:y="11.684cm">
          <draw:text-box>
            <text:p text:style-name="P10"><text:span text:style-name="T3">Capacidad - Batería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4.064cm" svg:height="1.524cm" svg:x="10.922cm" svg:y="0.762cm">
          <text:p text:style-name="P1">Programa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17.526cm" svg:y="8.382cm">
          <text:p text:style-name="P1">Informativ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10.922cm" svg:y="8.382cm">
          <text:p text:style-name="P1">Concurs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4.572cm" svg:y="8.636cm">
          <text:p text:style-name="P1">Película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10.922cm" svg:y="13.208cm">
          <text:p text:style-name="P1">Presentad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1.016cm" svg:y="0.762cm">
          <text:p text:style-name="P1">Canal</text:p>
          <draw:enhanced-geometry svg:viewBox="0 0 21600 21600" draw:type="rectangle" draw:enhanced-path="M 0 0 L 21600 0 21600 21600 0 21600 0 0 Z N"/>
        </draw:custom-shape>
        <draw:g>
          <draw:custom-shape draw:style-name="gr31" draw:text-style-name="P9" draw:layer="layout" svg:width="2.794cm" svg:height="1.524cm" draw:transform="rotate (-3.14159265358979) translate (14.478cm 5.99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" draw:text-style-name="P3" draw:layer="layout" svg:width="2.54cm" svg:height="1.673cm" svg:x="11.938cm" svg:y="4.318cm">
            <draw:text-box>
              <text:p>es-un</text:p>
            </draw:text-box>
          </draw:frame>
        </draw:g>
        <draw:custom-shape draw:style-name="gr28" draw:text-style-name="P1" draw:layer="layout" svg:width="3.556cm" svg:height="2.032cm" svg:x="11.176cm" svg:y="10.414cm">
          <text:p text:style-name="P1">presen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" draw:layer="layout" svg:width="3.556cm" svg:height="2.032cm" svg:x="17.526cm" svg:y="11.43cm">
          <text:p text:style-name="P1">presen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" draw:layer="layout" svg:width="3.556cm" svg:height="2.032cm" svg:x="6.604cm" svg:y="0.508cm">
          <text:p text:style-name="P1">emi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5" draw:text-style-name="P2" draw:layer="layout" svg:x1="6.604cm" svg:y1="1.524cm" svg:x2="5.08cm" svg:y2="1.524cm">
          <text:p/>
        </draw:line>
        <draw:line draw:style-name="gr5" draw:text-style-name="P2" draw:layer="layout" svg:x1="10.16cm" svg:y1="1.524cm" svg:x2="10.922cm" svg:y2="1.524cm">
          <text:p/>
        </draw:line>
        <draw:line draw:style-name="gr5" draw:text-style-name="P2" draw:layer="layout" svg:x1="12.954cm" svg:y1="2.286cm" svg:x2="12.954cm" svg:y2="4.467cm">
          <text:p/>
        </draw:line>
        <draw:line draw:style-name="gr5" draw:text-style-name="P2" draw:layer="layout" svg:x1="13.208cm" svg:y1="5.588cm" svg:x2="13.208cm" svg:y2="8.382cm">
          <text:p/>
        </draw:line>
        <draw:line draw:style-name="gr5" draw:text-style-name="P2" draw:layer="layout" svg:x1="19.558cm" svg:y1="8.382cm" svg:x2="19.558cm" svg:y2="6.858cm">
          <text:p/>
        </draw:line>
        <draw:line draw:style-name="gr5" draw:text-style-name="P2" draw:layer="layout" svg:x1="19.558cm" svg:y1="6.858cm" svg:x2="6.604cm" svg:y2="6.858cm">
          <text:p/>
        </draw:line>
        <draw:line draw:style-name="gr5" draw:text-style-name="P2" draw:layer="layout" svg:x1="6.604cm" svg:y1="6.858cm" svg:x2="6.604cm" svg:y2="8.636cm">
          <text:p/>
        </draw:line>
        <draw:line draw:style-name="gr5" draw:text-style-name="P2" draw:layer="layout" svg:x1="12.954cm" svg:y1="9.906cm" svg:x2="12.954cm" svg:y2="10.414cm">
          <text:p/>
        </draw:line>
        <draw:line draw:style-name="gr36" draw:text-style-name="P2" draw:layer="layout" svg:x1="12.954cm" svg:y1="12.313cm" svg:x2="12.954cm" svg:y2="13.329cm">
          <text:p/>
        </draw:line>
        <draw:line draw:style-name="gr5" draw:text-style-name="P2" draw:layer="layout" svg:x1="14.986cm" svg:y1="14.224cm" svg:x2="19.304cm" svg:y2="14.224cm">
          <text:p/>
        </draw:line>
        <draw:line draw:style-name="gr5" draw:text-style-name="P2" draw:layer="layout" svg:x1="19.304cm" svg:y1="11.43cm" svg:x2="19.304cm" svg:y2="9.906cm">
          <text:p/>
        </draw:line>
        <draw:line draw:style-name="gr5" draw:text-style-name="P2" draw:layer="layout" svg:x1="19.304cm" svg:y1="13.462cm" svg:x2="19.304cm" svg:y2="14.224cm">
          <text:p/>
        </draw:line>
        <draw:line draw:style-name="gr23" draw:text-style-name="P2" draw:layer="layout" svg:x1="14.986cm" svg:y1="0.762cm" svg:x2="16.764cm" svg:y2="0.762cm">
          <text:p/>
        </draw:line>
        <draw:line draw:style-name="gr27" draw:text-style-name="P2" draw:layer="layout" svg:x1="14.986cm" svg:y1="2.286cm" svg:x2="16.764cm" svg:y2="2.286cm">
          <text:p/>
        </draw:line>
        <draw:line draw:style-name="gr27" draw:text-style-name="P2" draw:layer="layout" svg:x1="14.986cm" svg:y1="1.778cm" svg:x2="16.764cm" svg:y2="1.778cm">
          <text:p/>
        </draw:line>
        <draw:line draw:style-name="gr27" draw:text-style-name="P2" draw:layer="layout" svg:x1="14.986cm" svg:y1="1.27cm" svg:x2="16.764cm" svg:y2="1.27cm">
          <text:p/>
        </draw:line>
        <draw:frame draw:style-name="gr33" draw:text-style-name="P4" draw:layer="layout" svg:width="2.794cm" svg:height="0.839cm" svg:x="16.764cm" svg:y="0.254cm">
          <draw:text-box>
            <text:p><text:span text:style-name="T1">Prog#</text:span></text:p>
          </draw:text-box>
        </draw:frame>
        <draw:frame draw:style-name="gr33" draw:text-style-name="P4" draw:layer="layout" svg:width="2.794cm" svg:height="0.839cm" svg:x="16.764cm" svg:y="0.939cm">
          <draw:text-box>
            <text:p><text:span text:style-name="T1">Nombre</text:span></text:p>
          </draw:text-box>
        </draw:frame>
        <draw:frame draw:style-name="gr33" draw:text-style-name="P4" draw:layer="layout" svg:width="2.794cm" svg:height="0.839cm" svg:x="16.764cm" svg:y="1.447cm">
          <draw:text-box>
            <text:p><text:span text:style-name="T1">Duración</text:span></text:p>
          </draw:text-box>
        </draw:frame>
        <draw:frame draw:style-name="gr33" draw:text-style-name="P4" draw:layer="layout" svg:width="2.794cm" svg:height="0.839cm" svg:x="16.764cm" svg:y="1.955cm">
          <draw:text-box>
            <text:p><text:span text:style-name="T1">Tipo</text:span></text:p>
          </draw:text-box>
        </draw:frame>
        <draw:line draw:style-name="gr23" draw:text-style-name="P2" draw:layer="layout" svg:x1="1.016cm" svg:y1="2.286cm" svg:x2="1.016cm" svg:y2="3.302cm">
          <text:p/>
        </draw:line>
        <draw:line draw:style-name="gr27" draw:text-style-name="P2" draw:layer="layout" svg:x1="5.08cm" svg:y1="2.286cm" svg:x2="5.08cm" svg:y2="3.302cm">
          <text:p/>
        </draw:line>
        <draw:line draw:style-name="gr27" draw:text-style-name="P2" draw:layer="layout" svg:x1="2.794cm" svg:y1="2.286cm" svg:x2="2.794cm" svg:y2="3.302cm">
          <text:p/>
        </draw:line>
        <draw:frame draw:style-name="gr37" draw:text-style-name="P12" draw:layer="layout" svg:width="2.794cm" svg:height="0.725cm" svg:x="-0.12cm" svg:y="3.226cm">
          <draw:text-box>
            <text:p><text:span text:style-name="T4">Nombre</text:span></text:p>
          </draw:text-box>
        </draw:frame>
        <draw:frame draw:style-name="gr37" draw:text-style-name="P12" draw:layer="layout" svg:width="1.778cm" svg:height="0.725cm" svg:x="4.496cm" svg:y="3.302cm">
          <draw:text-box>
            <text:p><text:span text:style-name="T4">Tipo</text:span></text:p>
          </draw:text-box>
        </draw:frame>
        <draw:frame draw:style-name="gr37" draw:text-style-name="P12" draw:layer="layout" svg:width="2.794cm" svg:height="0.725cm" svg:x="1.702cm" svg:y="3.226cm">
          <draw:text-box>
            <text:p><text:span text:style-name="T4">Empresa</text:span></text:p>
          </draw:text-box>
        </draw:frame>
        <draw:line draw:style-name="gr27" draw:text-style-name="P2" draw:layer="layout" svg:x1="4.572cm" svg:y1="10.16cm" svg:x2="4.572cm" svg:y2="11.176cm">
          <text:p/>
        </draw:line>
        <draw:line draw:style-name="gr27" draw:text-style-name="P2" draw:layer="layout" svg:x1="6.604cm" svg:y1="10.16cm" svg:x2="6.604cm" svg:y2="11.176cm">
          <text:p/>
        </draw:line>
        <draw:line draw:style-name="gr27" draw:text-style-name="P2" draw:layer="layout" svg:x1="8.636cm" svg:y1="10.16cm" svg:x2="8.636cm" svg:y2="11.176cm">
          <text:p/>
        </draw:line>
        <draw:frame draw:style-name="gr37" draw:text-style-name="P12" draw:layer="layout" svg:width="2.794cm" svg:height="0.725cm" svg:x="3.556cm" svg:y="11.213cm">
          <draw:text-box>
            <text:p><text:span text:style-name="T4">Título</text:span></text:p>
          </draw:text-box>
        </draw:frame>
        <draw:frame draw:style-name="gr38" draw:text-style-name="P12" draw:layer="layout" svg:width="1.778cm" svg:height="1.199cm" svg:x="5.842cm" svg:y="11.176cm">
          <draw:text-box>
            <text:p><text:span text:style-name="T4">Tema</text:span></text:p>
          </draw:text-box>
        </draw:frame>
        <draw:frame draw:style-name="gr37" draw:text-style-name="P12" draw:layer="layout" svg:width="1.27cm" svg:height="0.725cm" svg:x="7.874cm" svg:y="11.176cm">
          <draw:text-box>
            <text:p><text:span text:style-name="T4">Año</text:span></text:p>
          </draw:text-box>
        </draw:frame>
        <draw:g>
          <draw:line draw:style-name="gr9" draw:text-style-name="P2" draw:layer="layout" svg:x1="9.652cm" svg:y1="1.796cm" svg:x2="9.652cm" svg:y2="3.556cm">
            <text:p/>
          </draw:line>
          <draw:line draw:style-name="gr27" draw:text-style-name="P2" draw:layer="layout" svg:x1="8.636cm" svg:y1="1.796cm" svg:x2="8.636cm" svg:y2="3.556cm">
            <text:p/>
          </draw:line>
          <draw:line draw:style-name="gr23" draw:text-style-name="P2" draw:layer="layout" svg:x1="8.382cm" svg:y1="2.558cm" svg:x2="10.16cm" svg:y2="2.558cm">
            <text:p/>
          </draw:line>
        </draw:g>
        <draw:frame draw:style-name="gr37" draw:text-style-name="P12" draw:layer="layout" svg:width="2.286cm" svg:height="0.725cm" svg:x="7.83cm" svg:y="3.468cm">
          <draw:text-box>
            <text:p><text:span text:style-name="T4">fecha</text:span></text:p>
          </draw:text-box>
        </draw:frame>
        <draw:frame draw:style-name="gr33" draw:text-style-name="P12" draw:layer="layout" svg:width="1.778cm" svg:height="0.839cm" svg:x="8.957cm" svg:y="3.534cm">
          <draw:text-box>
            <text:p><text:span text:style-name="T4">Hora</text:span></text:p>
          </draw:text-box>
        </draw:frame>
        <draw:line draw:style-name="gr23" draw:text-style-name="P2" draw:layer="layout" svg:x1="14.986cm" svg:y1="0.762cm" svg:x2="16.764cm" svg:y2="0.762cm">
          <text:p/>
        </draw:line>
        <draw:line draw:style-name="gr23" draw:text-style-name="P2" draw:layer="layout" svg:x1="11.176cm" svg:y1="13.208cm" svg:x2="9.398cm" svg:y2="13.208cm">
          <text:p/>
        </draw:line>
        <draw:line draw:style-name="gr27" draw:text-style-name="P2" draw:layer="layout" svg:x1="11.176cm" svg:y1="13.97cm" svg:x2="9.398cm" svg:y2="13.97cm">
          <text:p/>
        </draw:line>
        <draw:line draw:style-name="gr27" draw:text-style-name="P2" draw:layer="layout" svg:x1="11.176cm" svg:y1="14.732cm" svg:x2="9.398cm" svg:y2="14.732cm">
          <text:p/>
        </draw:line>
        <draw:frame draw:style-name="gr33" draw:text-style-name="P4" draw:layer="layout" svg:width="2.794cm" svg:height="0.839cm" svg:x="7.874cm" svg:y="12.7cm">
          <draw:text-box>
            <text:p><text:span text:style-name="T1">DNI</text:span></text:p>
          </draw:text-box>
        </draw:frame>
        <draw:frame draw:style-name="gr33" draw:text-style-name="P4" draw:layer="layout" svg:width="2.794cm" svg:height="0.839cm" svg:x="7.162cm" svg:y="13.539cm">
          <draw:text-box>
            <text:p><text:span text:style-name="T1">Nombre</text:span></text:p>
          </draw:text-box>
        </draw:frame>
        <draw:frame draw:style-name="gr39" draw:text-style-name="P4" draw:layer="layout" svg:width="4.064cm" svg:height="1.427cm" svg:x="5.842cm" svg:y="14.224cm">
          <draw:text-box>
            <text:p><text:span text:style-name="T1">Nacionalidad</text:span></text:p>
          </draw:text-box>
        </draw:frame>
        <draw:line draw:style-name="gr5" draw:text-style-name="P2" draw:layer="layout" svg:x1="13.208cm" svg:y1="12.192cm" svg:x2="13.208cm" svg:y2="13.208cm">
          <text:p/>
        </draw:line>
        <draw:line draw:style-name="gr5" draw:text-style-name="P2" draw:layer="layout" svg:x1="14.986cm" svg:y1="14.478cm" svg:x2="19.558cm" svg:y2="14.478cm">
          <text:p/>
        </draw:line>
        <draw:line draw:style-name="gr5" draw:text-style-name="P2" draw:layer="layout" svg:x1="19.558cm" svg:y1="13.208cm" svg:x2="19.558cm" svg:y2="14.478cm">
          <text:p/>
        </draw:line>
        <presentation:notes draw:style-name="dp2">
          <draw:page-thumbnail draw:style-name="gr14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8" draw:text-style-name="P6" draw:layer="layout" svg:width="17.382cm" svg:height="15.295cm" svg:x="5.205cm" svg:y="0.199cm">
          <draw:image xlink:href="Pictures/100002010000029100000249981D8CED69AE4F9E.png" xlink:type="simple" xlink:show="embed" xlink:actuate="onLoad" loext:mime-type="image/png">
            <text:p/>
          </draw:image>
        </draw:frame>
        <presentation:notes draw:style-name="dp2">
          <draw:page-thumbnail draw:style-name="gr14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1" draw:text-style-name="P1" draw:layer="layout" svg:width="4.064cm" svg:height="1.524cm" svg:x="3.556cm" svg:y="0.786cm">
          <text:p text:style-name="P1">Agen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23.114cm" svg:y="8.128cm">
          <text:p text:style-name="P1">Delit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0.254cm" svg:y="13.97cm">
          <text:p text:style-name="P1">Comiserí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13.97cm" svg:y="8.382cm">
          <text:p text:style-name="P1">Policí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0.508cm" svg:y="8.382cm">
          <text:p text:style-name="P1">Ofici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19.558cm" svg:y="0.508cm">
          <text:p text:style-name="P1">Delincuentes</text:p>
          <draw:enhanced-geometry svg:viewBox="0 0 21600 21600" draw:type="rectangle" draw:enhanced-path="M 0 0 L 21600 0 21600 21600 0 21600 0 0 Z N"/>
        </draw:custom-shape>
        <draw:g>
          <draw:custom-shape draw:style-name="gr31" draw:text-style-name="P9" draw:layer="layout" svg:width="2.794cm" svg:height="1.524cm" draw:transform="rotate (-3.14159265358979) translate (7.112cm 6.09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" draw:text-style-name="P3" draw:layer="layout" svg:width="2.54cm" svg:height="1.673cm" svg:x="4.572cm" svg:y="4.423cm">
            <draw:text-box>
              <text:p>es-un</text:p>
            </draw:text-box>
          </draw:frame>
        </draw:g>
        <draw:custom-shape draw:style-name="gr28" draw:text-style-name="P1" draw:layer="layout" svg:width="3.556cm" svg:height="2.032cm" svg:x="23.368cm" svg:y="3.81cm">
          <text:p text:style-name="P1">Comet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" draw:layer="layout" svg:width="3.556cm" svg:height="2.032cm" svg:x="13.208cm" svg:y="0.508cm">
          <text:p text:style-name="P1">Detien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" draw:layer="layout" svg:width="3.556cm" svg:height="2.032cm" svg:x="0.762cm" svg:y="10.922cm">
          <text:p text:style-name="P1">Diri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2" draw:layer="layout" svg:x1="5.842cm" svg:y1="2.31cm" svg:x2="5.842cm" svg:y2="4.572cm">
          <text:p/>
        </draw:line>
        <draw:line draw:style-name="gr5" draw:text-style-name="P2" draw:layer="layout" svg:x1="6.35cm" svg:y1="5.334cm" svg:x2="16.764cm" svg:y2="8.382cm">
          <text:p/>
        </draw:line>
        <draw:line draw:style-name="gr5" draw:text-style-name="P2" draw:layer="layout" svg:x1="5.08cm" svg:y1="5.334cm" svg:x2="2.794cm" svg:y2="8.382cm">
          <text:p/>
        </draw:line>
        <draw:line draw:style-name="gr6" draw:text-style-name="P2" draw:layer="layout" svg:x1="2.54cm" svg:y1="11.176cm" svg:x2="2.54cm" svg:y2="9.906cm">
          <text:p/>
        </draw:line>
        <draw:line draw:style-name="gr40" draw:text-style-name="P2" draw:layer="layout" svg:x1="2.54cm" svg:y1="12.954cm" svg:x2="2.54cm" svg:y2="14.224cm">
          <text:p/>
        </draw:line>
        <draw:line draw:style-name="gr5" draw:text-style-name="P2" draw:layer="layout" svg:x1="13.462cm" svg:y1="1.524cm" svg:x2="7.62cm" svg:y2="1.524cm">
          <text:p/>
        </draw:line>
        <draw:line draw:style-name="gr5" draw:text-style-name="P2" draw:layer="layout" svg:x1="16.764cm" svg:y1="1.524cm" svg:x2="19.558cm" svg:y2="1.524cm">
          <text:p/>
        </draw:line>
        <draw:line draw:style-name="gr5" draw:text-style-name="P2" draw:layer="layout" svg:x1="25.146cm" svg:y1="3.81cm" svg:x2="25.146cm" svg:y2="1.524cm">
          <text:p/>
        </draw:line>
        <draw:line draw:style-name="gr5" draw:text-style-name="P2" draw:layer="layout" svg:x1="25.146cm" svg:y1="5.842cm" svg:x2="25.146cm" svg:y2="8.128cm">
          <text:p/>
        </draw:line>
        <draw:line draw:style-name="gr23" draw:text-style-name="P2" draw:layer="layout" svg:x1="23.114cm" svg:y1="9.652cm" svg:x2="23.114cm" svg:y2="10.668cm">
          <text:p/>
        </draw:line>
        <draw:line draw:style-name="gr27" draw:text-style-name="P2" draw:layer="layout" svg:x1="27.178cm" svg:y1="9.652cm" svg:x2="27.178cm" svg:y2="10.668cm">
          <text:p/>
        </draw:line>
        <draw:line draw:style-name="gr27" draw:text-style-name="P2" draw:layer="layout" svg:x1="26.162cm" svg:y1="9.652cm" svg:x2="26.162cm" svg:y2="10.668cm">
          <text:p/>
        </draw:line>
        <draw:line draw:style-name="gr27" draw:text-style-name="P2" draw:layer="layout" svg:x1="25.146cm" svg:y1="9.652cm" svg:x2="25.146cm" svg:y2="10.668cm">
          <text:p/>
        </draw:line>
        <draw:line draw:style-name="gr27" draw:text-style-name="P2" draw:layer="layout" svg:x1="24.13cm" svg:y1="9.652cm" svg:x2="24.13cm" svg:y2="10.668cm">
          <text:p/>
        </draw:line>
        <draw:line draw:style-name="gr23" draw:text-style-name="P2" draw:layer="layout" svg:x1="3.556cm" svg:y1="0.786cm" svg:x2="2.54cm" svg:y2="0.786cm">
          <text:p/>
        </draw:line>
        <draw:line draw:style-name="gr27" draw:text-style-name="P2" draw:layer="layout" svg:x1="4.064cm" svg:y1="2.286cm" svg:x2="4.064cm" svg:y2="3.302cm">
          <text:p/>
        </draw:line>
        <draw:line draw:style-name="gr23" draw:text-style-name="P2" draw:layer="layout" svg:x1="3.556cm" svg:y1="1.27cm" svg:x2="2.54cm" svg:y2="1.27cm">
          <text:p/>
        </draw:line>
        <draw:line draw:style-name="gr27" draw:text-style-name="P2" draw:layer="layout" svg:x1="3.581cm" svg:y1="1.839cm" svg:x2="2.565cm" svg:y2="1.839cm">
          <text:p/>
        </draw:line>
        <draw:line draw:style-name="gr27" draw:text-style-name="P2" draw:layer="layout" svg:x1="3.556cm" svg:y1="2.286cm" svg:x2="2.54cm" svg:y2="2.286cm">
          <text:p/>
        </draw:line>
        <draw:line draw:style-name="gr5" draw:text-style-name="P2" draw:layer="layout" svg:x1="23.622cm" svg:y1="1.524cm" svg:x2="25.146cm" svg:y2="1.524cm">
          <text:p/>
        </draw:line>
        <draw:frame draw:style-name="gr37" draw:text-style-name="P12" draw:layer="layout" svg:width="1.524cm" svg:height="0.725cm" svg:x="1.27cm" svg:y="0.291cm">
          <draw:text-box>
            <text:p><text:span text:style-name="T4">DNI</text:span></text:p>
          </draw:text-box>
        </draw:frame>
        <draw:frame draw:style-name="gr37" draw:text-style-name="P12" draw:layer="layout" svg:width="2.794cm" svg:height="0.725cm" svg:x="0.347cm" svg:y="0.878cm">
          <draw:text-box>
            <text:p><text:span text:style-name="T4">Nº Placa</text:span></text:p>
          </draw:text-box>
        </draw:frame>
        <draw:frame draw:style-name="gr37" draw:text-style-name="P12" draw:layer="layout" svg:width="2.794cm" svg:height="0.725cm" svg:x="0.347cm" svg:y="1.307cm">
          <draw:text-box>
            <text:p><text:span text:style-name="T4">Domicilio</text:span></text:p>
          </draw:text-box>
        </draw:frame>
        <draw:frame draw:style-name="gr38" draw:text-style-name="P12" draw:layer="layout" svg:width="2.794cm" svg:height="1.199cm" svg:x="0cm" svg:y="1.839cm">
          <draw:text-box>
            <text:p><text:span text:style-name="T4">F. ingreso</text:span></text:p>
          </draw:text-box>
        </draw:frame>
        <draw:frame draw:style-name="gr37" draw:text-style-name="P12" draw:layer="layout" svg:width="2.032cm" svg:height="0.725cm" svg:x="3.048cm" svg:y="3.339cm">
          <draw:text-box>
            <text:p><text:span text:style-name="T4">Nombre</text:span></text:p>
          </draw:text-box>
        </draw:frame>
        <draw:line draw:style-name="gr27" draw:text-style-name="P2" draw:layer="layout" svg:x1="19.558cm" svg:y1="2.032cm" svg:x2="19.558cm" svg:y2="3.048cm">
          <text:p/>
        </draw:line>
        <draw:line draw:style-name="gr23" draw:text-style-name="P2" draw:layer="layout" svg:x1="23.622cm" svg:y1="2.032cm" svg:x2="23.622cm" svg:y2="3.048cm">
          <text:p/>
        </draw:line>
        <draw:line draw:style-name="gr27" draw:text-style-name="P2" draw:layer="layout" svg:x1="22.606cm" svg:y1="2.032cm" svg:x2="22.606cm" svg:y2="3.048cm">
          <text:p/>
        </draw:line>
        <draw:line draw:style-name="gr27" draw:text-style-name="P2" draw:layer="layout" svg:x1="21.59cm" svg:y1="2.032cm" svg:x2="21.59cm" svg:y2="3.048cm">
          <text:p/>
        </draw:line>
        <draw:line draw:style-name="gr27" draw:text-style-name="P2" draw:layer="layout" svg:x1="20.574cm" svg:y1="2.032cm" svg:x2="20.574cm" svg:y2="3.048cm">
          <text:p/>
        </draw:line>
        <draw:frame draw:style-name="gr41" draw:text-style-name="P12" draw:layer="layout" svg:width="2.794cm" svg:height="0.945cm" draw:transform="rotate (-1.5707963267949) translate (23.551cm 10.922cm)">
          <draw:text-box>
            <text:p><text:span text:style-name="T4">Código</text:span></text:p>
          </draw:text-box>
        </draw:frame>
        <draw:frame draw:style-name="gr41" draw:text-style-name="P12" draw:layer="layout" svg:width="2.794cm" svg:height="0.945cm" draw:transform="rotate (-1.5707963267949) translate (24.496cm 10.922cm)">
          <draw:text-box>
            <text:p><text:span text:style-name="T4">Nombre</text:span></text:p>
          </draw:text-box>
        </draw:frame>
        <draw:frame draw:style-name="gr41" draw:text-style-name="P12" draw:layer="layout" svg:width="2.794cm" svg:height="0.945cm" draw:transform="rotate (-1.5707963267949) translate (25.583cm 10.922cm)">
          <draw:text-box>
            <text:p><text:span text:style-name="T4">Tipo</text:span></text:p>
          </draw:text-box>
        </draw:frame>
        <draw:frame draw:style-name="gr38" draw:text-style-name="P12" draw:layer="layout" svg:width="4.064cm" svg:height="1.199cm" draw:transform="rotate (-1.5707963267949) translate (26.599cm 10.922cm)">
          <draw:text-box>
            <text:p><text:span text:style-name="T4">Pena Maxima</text:span></text:p>
          </draw:text-box>
        </draw:frame>
        <draw:frame draw:style-name="gr38" draw:text-style-name="P12" draw:layer="layout" svg:width="4.572cm" svg:height="1.199cm" draw:transform="rotate (-1.5707963267949) translate (27.615cm 10.922cm)">
          <draw:text-box>
            <text:p><text:span text:style-name="T4">Pena Mínima</text:span></text:p>
          </draw:text-box>
        </draw:frame>
        <draw:frame draw:style-name="gr41" draw:text-style-name="P12" draw:layer="layout" svg:width="2.794cm" svg:height="0.945cm" draw:transform="rotate (-1.5707963267949) translate (19.995cm 3.302cm)">
          <draw:text-box>
            <text:p><text:span text:style-name="T4">Nacimiento</text:span></text:p>
          </draw:text-box>
        </draw:frame>
        <draw:frame draw:style-name="gr38" draw:text-style-name="P12" draw:layer="layout" svg:width="3.302cm" svg:height="1.199cm" draw:transform="rotate (-1.5707963267949) translate (20.94cm 3.302cm)">
          <draw:text-box>
            <text:p><text:span text:style-name="T4">Nacionalidad</text:span></text:p>
          </draw:text-box>
        </draw:frame>
        <draw:frame draw:style-name="gr41" draw:text-style-name="P12" draw:layer="layout" svg:width="2.794cm" svg:height="0.945cm" draw:transform="rotate (-1.5707963267949) translate (22.027cm 3.302cm)">
          <draw:text-box>
            <text:p><text:span text:style-name="T4">Domicilio</text:span></text:p>
          </draw:text-box>
        </draw:frame>
        <draw:frame draw:style-name="gr41" draw:text-style-name="P12" draw:layer="layout" svg:width="2.794cm" svg:height="0.945cm" draw:transform="rotate (-1.5707963267949) translate (23.114cm 3.302cm)">
          <draw:text-box>
            <text:p><text:span text:style-name="T4">Nombre</text:span></text:p>
          </draw:text-box>
        </draw:frame>
        <draw:frame draw:style-name="gr41" draw:text-style-name="P12" draw:layer="layout" svg:width="2.794cm" svg:height="0.945cm" draw:transform="rotate (-1.5707963267949) translate (24.13cm 3.048cm)">
          <draw:text-box>
            <text:p><text:span text:style-name="T4">DNI</text:span></text:p>
          </draw:text-box>
        </draw:frame>
        <draw:line draw:style-name="gr23" draw:text-style-name="P2" draw:layer="layout" svg:x1="4.318cm" svg:y1="14.224cm" svg:x2="5.334cm" svg:y2="14.224cm">
          <text:p/>
        </draw:line>
        <draw:line draw:style-name="gr27" draw:text-style-name="P2" draw:layer="layout" svg:x1="4.318cm" svg:y1="15.24cm" svg:x2="5.334cm" svg:y2="15.24cm">
          <text:p/>
        </draw:line>
        <draw:frame draw:style-name="gr41" draw:text-style-name="P12" draw:layer="layout" svg:width="2.794cm" svg:height="0.945cm" svg:x="5.334cm" svg:y="13.787cm">
          <draw:text-box>
            <text:p><text:span text:style-name="T4">Nombre</text:span></text:p>
          </draw:text-box>
        </draw:frame>
        <draw:frame draw:style-name="gr38" draw:text-style-name="P12" draw:layer="layout" svg:width="3.556cm" svg:height="1.199cm" svg:x="5.334cm" svg:y="14.805cm">
          <draw:text-box>
            <text:p><text:span text:style-name="T4">Localización</text:span></text:p>
          </draw:text-box>
        </draw:frame>
        <draw:g>
          <draw:line draw:style-name="gr42" draw:text-style-name="P2" draw:layer="layout" svg:x1="23.368cm" svg:y1="4.826cm" svg:x2="23.368cm" svg:y2="6.35cm">
            <text:p/>
          </draw:line>
          <draw:line draw:style-name="gr42" draw:text-style-name="P2" draw:layer="layout" svg:x1="24.638cm" svg:y1="5.334cm" svg:x2="24.638cm" svg:y2="6.35cm">
            <text:p/>
          </draw:line>
          <draw:line draw:style-name="gr42" draw:text-style-name="P2" draw:layer="layout" svg:x1="23.977cm" svg:y1="5.06cm" svg:x2="23.977cm" svg:y2="6.35cm">
            <text:p/>
          </draw:line>
          <draw:frame draw:style-name="gr41" draw:text-style-name="P12" draw:layer="layout" svg:width="2.794cm" svg:height="0.945cm" draw:transform="rotate (-1.5707963267949) translate (23.622cm 6.229cm)">
            <draw:text-box>
              <text:p><text:span text:style-name="T4">fecha</text:span></text:p>
            </draw:text-box>
          </draw:frame>
          <draw:frame draw:style-name="gr41" draw:text-style-name="P12" draw:layer="layout" svg:width="2.794cm" svg:height="0.945cm" draw:transform="rotate (-1.5707963267949) translate (24.313cm 6.229cm)">
            <draw:text-box>
              <text:p><text:span text:style-name="T4">hora</text:span></text:p>
            </draw:text-box>
          </draw:frame>
          <draw:frame draw:style-name="gr41" draw:text-style-name="P12" draw:layer="layout" svg:width="2.794cm" svg:height="0.945cm" draw:transform="rotate (-1.5707963267949) translate (25.075cm 6.35cm)">
            <draw:text-box>
              <text:p><text:span text:style-name="T4">lugar</text:span></text:p>
            </draw:text-box>
          </draw:frame>
          <draw:line draw:style-name="gr23" draw:text-style-name="P2" draw:layer="layout" svg:x1="24.892cm" svg:y1="5.842cm" svg:x2="22.606cm" svg:y2="5.842cm">
            <text:p/>
          </draw:line>
        </draw:g>
        <draw:line draw:style-name="gr5" draw:text-style-name="P2" draw:layer="layout" svg:x1="6.096cm" svg:y1="2.31cm" svg:x2="6.096cm" svg:y2="4.826cm">
          <text:p/>
        </draw:line>
        <draw:frame draw:style-name="gr33" draw:text-style-name="P4" draw:layer="layout" svg:width="5.08cm" svg:height="0.839cm" svg:x="6.096cm" svg:y="3.733cm">
          <draw:text-box>
            <text:p><text:span text:style-name="T1">Disjunta</text:span></text:p>
          </draw:text-box>
        </draw:frame>
        <draw:line draw:style-name="gr27" draw:text-style-name="P2" draw:layer="layout" svg:x1="0.762cm" svg:y1="8.382cm" svg:x2="0.762cm" svg:y2="7.366cm">
          <text:p/>
        </draw:line>
        <draw:line draw:style-name="gr27" draw:text-style-name="P2" draw:layer="layout" svg:x1="2.032cm" svg:y1="8.382cm" svg:x2="2.032cm" svg:y2="7.366cm">
          <text:p/>
        </draw:line>
        <draw:frame draw:style-name="gr38" draw:text-style-name="P12" draw:layer="layout" svg:width="3.81cm" svg:height="1.199cm" draw:transform="rotate (-1.5707963267949) translate (1.27cm 3.556cm)">
          <draw:text-box>
            <text:p><text:span text:style-name="T4">Especialización</text:span></text:p>
          </draw:text-box>
        </draw:frame>
        <draw:frame draw:style-name="gr38" draw:text-style-name="P12" draw:layer="layout" svg:width="3.81cm" svg:height="1.199cm" draw:transform="rotate (-1.5707963267949) translate (2.54cm 3.556cm)">
          <draw:text-box>
            <text:p><text:span text:style-name="T4">Años Experiencia</text:span></text:p>
          </draw:text-box>
        </draw:frame>
        <draw:custom-shape draw:style-name="gr15" draw:text-style-name="P1" draw:layer="layout" svg:width="4.064cm" svg:height="2.286cm" svg:x="7.069cm" svg:y="7.874cm">
          <text:p text:style-name="P1">Respons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2" draw:layer="layout" svg:x1="14.224cm" svg:y1="9.144cm" svg:x2="10.922cm" svg:y2="9.144cm">
          <text:p/>
        </draw:line>
        <draw:line draw:style-name="gr35" draw:text-style-name="P2" draw:layer="layout" svg:x1="7.366cm" svg:y1="9.144cm" svg:x2="4.572cm" svg:y2="9.144cm">
          <text:p/>
        </draw:line>
        <draw:line draw:style-name="gr5" draw:text-style-name="P2" draw:layer="layout" svg:x1="2.616cm" svg:y1="14.201cm" svg:x2="2.616cm" svg:y2="12.677cm">
          <text:p/>
        </draw:line>
        <draw:line draw:style-name="gr43" draw:text-style-name="P2" draw:layer="layout" svg:x1="13.462cm" svg:y1="1.524cm" svg:x2="13.462cm" svg:y2="3.048cm">
          <text:p/>
        </draw:line>
        <draw:line draw:style-name="gr43" draw:text-style-name="P2" draw:layer="layout" svg:x1="14.732cm" svg:y1="2.032cm" svg:x2="14.732cm" svg:y2="3.048cm">
          <text:p/>
        </draw:line>
        <draw:line draw:style-name="gr43" draw:text-style-name="P2" draw:layer="layout" svg:x1="14.071cm" svg:y1="1.758cm" svg:x2="14.071cm" svg:y2="3.048cm">
          <text:p/>
        </draw:line>
        <draw:frame draw:style-name="gr41" draw:text-style-name="P12" draw:layer="layout" svg:width="2.794cm" svg:height="0.945cm" draw:transform="rotate (-1.5707963267949) translate (13.716cm 2.927cm)">
          <draw:text-box>
            <text:p><text:span text:style-name="T4">fecha</text:span></text:p>
          </draw:text-box>
        </draw:frame>
        <draw:frame draw:style-name="gr41" draw:text-style-name="P12" draw:layer="layout" svg:width="2.794cm" svg:height="0.945cm" draw:transform="rotate (-1.5707963267949) translate (14.407cm 2.927cm)">
          <draw:text-box>
            <text:p><text:span text:style-name="T4">hora</text:span></text:p>
          </draw:text-box>
        </draw:frame>
        <draw:frame draw:style-name="gr41" draw:text-style-name="P12" draw:layer="layout" svg:width="2.794cm" svg:height="0.945cm" draw:transform="rotate (-1.5707963267949) translate (15.169cm 3.048cm)">
          <draw:text-box>
            <text:p><text:span text:style-name="T4">lugar</text:span></text:p>
          </draw:text-box>
        </draw:frame>
        <draw:line draw:style-name="gr23" draw:text-style-name="P2" draw:layer="layout" svg:x1="14.986cm" svg:y1="2.54cm" svg:x2="12.7cm" svg:y2="2.54cm">
          <text:p/>
        </draw:line>
        <presentation:notes draw:style-name="dp2">
          <draw:page-thumbnail draw:style-name="gr14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8" draw:text-style-name="P6" draw:layer="layout" svg:width="21.67cm" svg:height="9.906cm" svg:x="3.556cm" svg:y="2.286cm">
          <draw:image xlink:href="Pictures/10000201000002B10000013B8775D1373B55198B.png" xlink:type="simple" xlink:show="embed" xlink:actuate="onLoad" loext:mime-type="image/png">
            <text:p/>
          </draw:image>
        </draw:frame>
        <presentation:notes draw:style-name="dp2">
          <draw:page-thumbnail draw:style-name="gr14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" draw:text-style-name="P1" draw:layer="layout" svg:width="4.064cm" svg:height="1.524cm" svg:x="5.08cm" svg:y="0.762cm">
          <text:p text:style-name="P1">inmueb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9.144cm" svg:y="9.906cm">
          <text:p text:style-name="P1">loc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0.508cm" svg:y="10.16cm">
          <text:p text:style-name="P1">pis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22.86cm" svg:y="0.762cm">
          <text:p text:style-name="P1">clientes</text:p>
          <draw:enhanced-geometry svg:viewBox="0 0 21600 21600" draw:type="rectangle" draw:enhanced-path="M 0 0 L 21600 0 21600 21600 0 21600 0 0 Z N"/>
        </draw:custom-shape>
        <draw:g>
          <draw:custom-shape draw:style-name="gr31" draw:text-style-name="P9" draw:layer="layout" svg:width="2.794cm" svg:height="1.524cm" draw:transform="rotate (-3.14159265358979) translate (8.382cm 7.76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" draw:text-style-name="P3" draw:layer="layout" svg:width="2.54cm" svg:height="1.673cm" svg:x="5.842cm" svg:y="6.096cm">
            <draw:text-box>
              <text:p>es-un</text:p>
            </draw:text-box>
          </draw:frame>
        </draw:g>
        <draw:custom-shape draw:style-name="gr28" draw:text-style-name="P1" draw:layer="layout" svg:width="3.556cm" svg:height="2.032cm" svg:x="14.732cm" svg:y="0.508cm">
          <text:p text:style-name="P1">Se alquil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4" draw:text-style-name="P2" draw:layer="layout" svg:x1="16.256cm" svg:y1="2.286cm" svg:x2="16.256cm" svg:y2="3.302cm">
          <text:p/>
        </draw:line>
        <draw:line draw:style-name="gr43" draw:text-style-name="P2" draw:layer="layout" svg:x1="15.595cm" svg:y1="2.012cm" svg:x2="15.595cm" svg:y2="3.302cm">
          <text:p/>
        </draw:line>
        <draw:frame draw:style-name="gr41" draw:text-style-name="P12" draw:layer="layout" svg:width="2.794cm" svg:height="0.945cm" draw:transform="rotate (-1.5707963267949) translate (15.931cm 3.181cm)">
          <draw:text-box>
            <text:p><text:span text:style-name="T4">periodo</text:span></text:p>
          </draw:text-box>
        </draw:frame>
        <draw:frame draw:style-name="gr41" draw:text-style-name="P12" draw:layer="layout" svg:width="2.794cm" svg:height="0.945cm" draw:transform="rotate (-1.5707963267949) translate (16.693cm 3.302cm)">
          <draw:text-box>
            <text:p><text:span text:style-name="T4">Precio</text:span></text:p>
          </draw:text-box>
        </draw:frame>
        <draw:line draw:style-name="gr5" draw:text-style-name="P2" draw:layer="layout" svg:x1="6.35cm" svg:y1="7.112cm" svg:x2="2.54cm" svg:y2="10.16cm">
          <text:p/>
        </draw:line>
        <draw:line draw:style-name="gr5" draw:text-style-name="P2" draw:layer="layout" svg:x1="7.874cm" svg:y1="6.858cm" svg:x2="11.43cm" svg:y2="9.906cm">
          <text:p/>
        </draw:line>
        <draw:line draw:style-name="gr5" draw:text-style-name="P2" draw:layer="layout" svg:x1="14.732cm" svg:y1="1.524cm" svg:x2="9.144cm" svg:y2="1.524cm">
          <text:p/>
        </draw:line>
        <draw:line draw:style-name="gr6" draw:text-style-name="P2" draw:layer="layout" svg:x1="18.288cm" svg:y1="1.524cm" svg:x2="22.86cm" svg:y2="1.524cm">
          <text:p/>
        </draw:line>
        <draw:line draw:style-name="gr5" draw:text-style-name="P2" draw:layer="layout" svg:x1="7.112cm" svg:y1="2.286cm" svg:x2="7.112cm" svg:y2="6.245cm">
          <text:p/>
        </draw:line>
        <draw:line draw:style-name="gr23" draw:text-style-name="P2" draw:layer="layout" svg:x1="5.08cm" svg:y1="0.762cm" svg:x2="3.302cm" svg:y2="0.762cm">
          <text:p/>
        </draw:line>
        <draw:line draw:style-name="gr23" draw:text-style-name="P2" draw:layer="layout" svg:x1="5.08cm" svg:y1="2.286cm" svg:x2="3.302cm" svg:y2="2.286cm">
          <text:p/>
        </draw:line>
        <draw:line draw:style-name="gr27" draw:text-style-name="P2" draw:layer="layout" svg:x1="5.08cm" svg:y1="1.778cm" svg:x2="3.302cm" svg:y2="1.778cm">
          <text:p/>
        </draw:line>
        <draw:line draw:style-name="gr27" draw:text-style-name="P2" draw:layer="layout" svg:x1="5.08cm" svg:y1="1.27cm" svg:x2="3.302cm" svg:y2="1.27cm">
          <text:p/>
        </draw:line>
        <draw:frame draw:style-name="gr45" draw:text-style-name="P13" draw:layer="layout" svg:width="2.54cm" svg:height="0.762cm" svg:x="0.762cm" svg:y="0.254cm">
          <draw:text-box>
            <text:p><text:span text:style-name="T5">Nº registro</text:span></text:p>
          </draw:text-box>
        </draw:frame>
        <draw:frame draw:style-name="gr45" draw:text-style-name="P15" draw:layer="layout" svg:width="2.54cm" svg:height="0.762cm" svg:x="0.762cm" svg:y="0.762cm">
          <draw:text-box>
            <text:p text:style-name="P14"><text:span text:style-name="T5">Tipo</text:span></text:p>
          </draw:text-box>
        </draw:frame>
        <draw:frame draw:style-name="gr45" draw:text-style-name="P13" draw:layer="layout" svg:width="1.016cm" svg:height="0.762cm" svg:x="2.099cm" svg:y="1.413cm">
          <draw:text-box>
            <text:p><text:span text:style-name="T5">M²</text:span></text:p>
          </draw:text-box>
        </draw:frame>
        <draw:frame draw:style-name="gr45" draw:text-style-name="P15" draw:layer="layout" svg:width="2.54cm" svg:height="0.762cm" svg:x="0.762cm" svg:y="1.778cm">
          <draw:text-box>
            <text:p text:style-name="P14"><text:span text:style-name="T5">Dirección</text:span></text:p>
          </draw:text-box>
        </draw:frame>
        <draw:line draw:style-name="gr27" draw:text-style-name="P2" draw:layer="layout" svg:x1="4.549cm" svg:y1="10.29cm" svg:x2="5.057cm" svg:y2="10.29cm">
          <text:p/>
        </draw:line>
        <draw:line draw:style-name="gr27" draw:text-style-name="P2" draw:layer="layout" svg:x1="4.572cm" svg:y1="11.684cm" svg:x2="5.08cm" svg:y2="11.684cm">
          <text:p/>
        </draw:line>
        <draw:frame draw:style-name="gr45" draw:text-style-name="P17" draw:layer="layout" svg:width="2.54cm" svg:height="0.762cm" svg:x="5.08cm" svg:y="9.906cm">
          <draw:text-box>
            <text:p text:style-name="P16"><text:span text:style-name="T5">Nº Baños</text:span></text:p>
          </draw:text-box>
        </draw:frame>
        <draw:frame draw:style-name="gr45" draw:text-style-name="P17" draw:layer="layout" svg:width="2.54cm" svg:height="0.762cm" svg:x="5.08cm" svg:y="11.176cm">
          <draw:text-box>
            <text:p text:style-name="P16"><text:span text:style-name="T5">Planta</text:span></text:p>
          </draw:text-box>
        </draw:frame>
        <draw:g>
          <draw:custom-shape draw:style-name="gr46" draw:text-style-name="P1" draw:layer="layout" svg:width="4.572cm" svg:height="2.032cm" svg:x="0.254cm" svg:y="13.462cm">
            <text:p text:style-name="P1">local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064cm" svg:height="1.524cm" svg:x="0.508cm" svg:y="13.716cm">
            <text:p text:style-name="P1">Habitaciones</text:p>
            <draw:enhanced-geometry svg:viewBox="0 0 21600 21600" draw:type="rectangle" draw:enhanced-path="M 0 0 L 21600 0 21600 21600 0 21600 0 0 Z N"/>
          </draw:custom-shape>
        </draw:g>
        <draw:line draw:style-name="gr5" draw:text-style-name="P2" draw:layer="layout" svg:x1="2.54cm" svg:y1="11.684cm" svg:x2="2.54cm" svg:y2="13.462cm">
          <text:p/>
        </draw:line>
        <draw:line draw:style-name="gr42" draw:text-style-name="P2" draw:layer="layout" svg:x1="4.826cm" svg:y1="13.462cm" svg:x2="5.842cm" svg:y2="13.462cm">
          <text:p/>
        </draw:line>
        <draw:line draw:style-name="gr42" draw:text-style-name="P2" draw:layer="layout" svg:x1="4.826cm" svg:y1="15.494cm" svg:x2="5.842cm" svg:y2="15.494cm">
          <text:p/>
        </draw:line>
        <draw:frame draw:style-name="gr45" draw:text-style-name="P17" draw:layer="layout" svg:width="2.54cm" svg:height="0.762cm" svg:x="5.842cm" svg:y="12.954cm">
          <draw:text-box>
            <text:p text:style-name="P16"><text:span text:style-name="T5">Tamaño</text:span></text:p>
          </draw:text-box>
        </draw:frame>
        <draw:frame draw:style-name="gr45" draw:text-style-name="P17" draw:layer="layout" svg:width="2.54cm" svg:height="0.762cm" svg:x="5.842cm" svg:y="14.986cm">
          <draw:text-box>
            <text:p text:style-name="P16"><text:span text:style-name="T5">Tipo</text:span></text:p>
          </draw:text-box>
        </draw:frame>
        <draw:line draw:style-name="gr47" draw:text-style-name="P2" draw:layer="layout" svg:x1="22.86cm" svg:y1="2.286cm" svg:x2="22.86cm" svg:y2="3.302cm">
          <text:p/>
        </draw:line>
        <draw:line draw:style-name="gr44" draw:text-style-name="P2" draw:layer="layout" svg:x1="25.654cm" svg:y1="2.286cm" svg:x2="25.654cm" svg:y2="3.302cm">
          <text:p/>
        </draw:line>
        <draw:line draw:style-name="gr44" draw:text-style-name="P2" draw:layer="layout" svg:x1="26.924cm" svg:y1="2.286cm" svg:x2="26.924cm" svg:y2="3.302cm">
          <text:p/>
        </draw:line>
        <draw:line draw:style-name="gr44" draw:text-style-name="P2" draw:layer="layout" svg:x1="24.13cm" svg:y1="2.286cm" svg:x2="24.13cm" svg:y2="3.302cm">
          <text:p/>
        </draw:line>
        <draw:frame draw:style-name="gr41" draw:text-style-name="P12" draw:layer="layout" svg:width="2.794cm" svg:height="0.945cm" draw:transform="rotate (-1.5707963267949) translate (23.297cm 3.302cm)">
          <draw:text-box>
            <text:p><text:span text:style-name="T4">DNI</text:span></text:p>
          </draw:text-box>
        </draw:frame>
        <draw:frame draw:style-name="gr41" draw:text-style-name="P12" draw:layer="layout" svg:width="2.794cm" svg:height="0.945cm" draw:transform="rotate (-1.5707963267949) translate (24.567cm 3.302cm)">
          <draw:text-box>
            <text:p><text:span text:style-name="T4">Nombre</text:span></text:p>
          </draw:text-box>
        </draw:frame>
        <draw:frame draw:style-name="gr41" draw:text-style-name="P12" draw:layer="layout" svg:width="2.794cm" svg:height="0.945cm" draw:transform="rotate (-1.5707963267949) translate (26.091cm 3.302cm)">
          <draw:text-box>
            <text:p><text:span text:style-name="T4">Teléfono</text:span></text:p>
          </draw:text-box>
        </draw:frame>
        <draw:frame draw:style-name="gr41" draw:text-style-name="P12" draw:layer="layout" svg:width="2.794cm" svg:height="0.945cm" draw:transform="rotate (-1.5707963267949) translate (27.361cm 3.302cm)">
          <draw:text-box>
            <text:p><text:span text:style-name="T4">Nº Cuenta</text:span></text:p>
          </draw:text-box>
        </draw:frame>
        <draw:line draw:style-name="gr27" draw:text-style-name="P2" draw:layer="layout" svg:x1="13.208cm" svg:y1="10.16cm" svg:x2="13.716cm" svg:y2="10.16cm">
          <text:p/>
        </draw:line>
        <draw:frame draw:style-name="gr45" draw:text-style-name="P17" draw:layer="layout" svg:width="2.54cm" svg:height="0.762cm" svg:x="13.716cm" svg:y="9.741cm">
          <draw:text-box>
            <text:p text:style-name="P16"><text:span text:style-name="T5">Estado</text:span></text:p>
          </draw:text-box>
        </draw:frame>
        <draw:custom-shape draw:style-name="gr28" draw:text-style-name="P1" draw:layer="layout" svg:width="3.556cm" svg:height="2.032cm" svg:x="9.398cm" svg:y="12.7cm">
          <text:p text:style-name="P1">Tiene u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2" draw:layer="layout" svg:x1="11.176cm" svg:y1="11.43cm" svg:x2="11.176cm" svg:y2="12.954cm">
          <text:p/>
        </draw:line>
        <draw:custom-shape draw:style-name="gr1" draw:text-style-name="P1" draw:layer="layout" svg:width="4.064cm" svg:height="1.524cm" svg:x="17.526cm" svg:y="12.954cm">
          <text:p text:style-name="P1">Negocio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2.954cm" svg:y1="13.716cm" svg:x2="17.526cm" svg:y2="13.716cm">
          <text:p/>
        </draw:line>
        <draw:line draw:style-name="gr27" draw:text-style-name="P2" draw:layer="layout" svg:x1="21.59cm" svg:y1="12.954cm" svg:x2="22.098cm" svg:y2="12.954cm">
          <text:p/>
        </draw:line>
        <draw:line draw:style-name="gr23" draw:text-style-name="P2" draw:layer="layout" svg:x1="21.59cm" svg:y1="14.478cm" svg:x2="22.098cm" svg:y2="14.478cm">
          <text:p/>
        </draw:line>
        <draw:frame draw:style-name="gr45" draw:text-style-name="P17" draw:layer="layout" svg:width="2.54cm" svg:height="0.762cm" svg:x="22.098cm" svg:y="12.557cm">
          <draw:text-box>
            <text:p text:style-name="P16"><text:span text:style-name="T5">Nombre</text:span></text:p>
          </draw:text-box>
        </draw:frame>
        <draw:frame draw:style-name="gr38" draw:text-style-name="P17" draw:layer="layout" svg:width="2.54cm" svg:height="1.199cm" svg:x="8.89cm" svg:y="5.842cm">
          <draw:text-box>
            <text:p text:style-name="P16"><text:span text:style-name="T5">Disjunta</text:span></text:p>
          </draw:text-box>
        </draw:frame>
        <draw:frame draw:style-name="gr45" draw:text-style-name="P17" draw:layer="layout" svg:width="3.81cm" svg:height="0.762cm" svg:x="22.098cm" svg:y="13.119cm">
          <draw:text-box>
            <text:p text:style-name="P16"><text:span text:style-name="T5">Tipo Instalación</text:span></text:p>
          </draw:text-box>
        </draw:frame>
        <draw:frame draw:style-name="gr45" draw:text-style-name="P17" draw:layer="layout" svg:width="3.81cm" svg:height="0.762cm" svg:x="21.987cm" svg:y="13.605cm">
          <draw:text-box>
            <text:p text:style-name="P16"><text:span text:style-name="T5">Costos</text:span></text:p>
          </draw:text-box>
        </draw:frame>
        <draw:line draw:style-name="gr27" draw:text-style-name="P2" draw:layer="layout" svg:x1="21.59cm" svg:y1="14.001cm" svg:x2="22.098cm" svg:y2="14.001cm">
          <text:p/>
        </draw:line>
        <draw:line draw:style-name="gr27" draw:text-style-name="P2" draw:layer="layout" svg:x1="21.59cm" svg:y1="13.484cm" svg:x2="22.098cm" svg:y2="13.484cm">
          <text:p/>
        </draw:line>
        <draw:frame draw:style-name="gr38" draw:text-style-name="P17" draw:layer="layout" svg:width="5.08cm" svg:height="1.199cm" svg:x="22.098cm" svg:y="14.113cm">
          <draw:text-box>
            <text:p text:style-name="P16"><text:span text:style-name="T5">Id</text:span><text:span text:style-name="T5">en</text:span><text:span text:style-name="T5">tifi</text:span><text:span text:style-name="T5">ca</text:span><text:span text:style-name="T5">ci</text:span><text:span text:style-name="T5">ón </text:span><text:span text:style-name="T5">(N</text:span><text:span text:style-name="T5">IF</text:span><text:span text:style-name="T5">¿?</text:span><text:span text:style-name="T5">)</text:span></text:p>
          </draw:text-box>
        </draw:frame>
        <draw:line draw:style-name="gr43" draw:text-style-name="P2" draw:layer="layout" svg:x1="9.652cm" svg:y1="13.716cm" svg:x2="9.652cm" svg:y2="14.732cm">
          <text:p/>
        </draw:line>
        <draw:frame draw:style-name="gr45" draw:text-style-name="P17" draw:layer="layout" svg:width="2.54cm" svg:height="0.762cm" svg:x="8.89cm" svg:y="14.732cm">
          <draw:text-box>
            <text:p text:style-name="P16"><text:span text:style-name="T5">fecha</text:span></text:p>
          </draw:text-box>
        </draw:frame>
        <draw:line draw:style-name="gr43" draw:text-style-name="P2" draw:layer="layout" svg:x1="4.826cm" svg:y1="14.478cm" svg:x2="5.842cm" svg:y2="14.478cm">
          <text:p/>
        </draw:line>
        <draw:frame draw:style-name="gr45" draw:text-style-name="P17" draw:layer="layout" svg:width="2.54cm" svg:height="1.199cm" svg:x="5.842cm" svg:y="13.787cm">
          <draw:text-box>
            <text:p text:style-name="P16"><text:span text:style-name="T5">Nº </text:span><text:span text:style-name="T5">H</text:span><text:span text:style-name="T5">ab</text:span><text:span text:style-name="T5">ita</text:span><text:span text:style-name="T5">ci</text:span><text:span text:style-name="T5">on</text:span></text:p>
          </draw:text-box>
        </draw:frame>
        <draw:line draw:style-name="gr5" draw:text-style-name="P2" draw:layer="layout" svg:x1="7.366cm" svg:y1="6.245cm" svg:x2="7.366cm" svg:y2="2.286cm">
          <text:p/>
        </draw:line>
        <presentation:notes draw:style-name="dp2">
          <draw:page-thumbnail draw:style-name="gr14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8" draw:text-style-name="P6" draw:layer="layout" svg:width="19.771cm" svg:height="11.556cm" svg:x="4.318cm" svg:y="1.778cm">
          <draw:image xlink:href="Pictures/10000201000002BA0000019891F783919794F2B0.png" xlink:type="simple" xlink:show="embed" xlink:actuate="onLoad" loext:mime-type="image/png">
            <text:p/>
          </draw:image>
        </draw:frame>
        <presentation:notes draw:style-name="dp2">
          <draw:page-thumbnail draw:style-name="gr14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1" draw:text-style-name="P1" draw:layer="layout" svg:width="4.064cm" svg:height="1.524cm" svg:x="8.636cm" svg:y="0.254cm">
          <text:p text:style-name="P1">Objeto astron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6.858cm" svg:y="10.16cm">
          <text:p text:style-name="P1">Satéli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0.254cm" svg:y="10.16cm">
          <text:p text:style-name="P1">Plane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23.368cm" svg:y="11.176cm">
          <text:p text:style-name="P1">Constelació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12.7cm" svg:y="4.826cm">
          <text:p text:style-name="P1">Alta emi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3.81cm" svg:y="5.08cm">
          <text:p text:style-name="P1">Baja emision</text:p>
          <draw:enhanced-geometry svg:viewBox="0 0 21600 21600" draw:type="rectangle" draw:enhanced-path="M 0 0 L 21600 0 21600 21600 0 21600 0 0 Z N"/>
        </draw:custom-shape>
        <draw:g>
          <draw:custom-shape draw:style-name="gr31" draw:text-style-name="P9" draw:layer="layout" svg:width="2.794cm" svg:height="1.524cm" draw:transform="rotate (-3.14159265358979) translate (11.938cm 4.46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" draw:text-style-name="P3" draw:layer="layout" svg:width="2.54cm" svg:height="1.673cm" svg:x="9.398cm" svg:y="2.794cm">
            <draw:text-box>
              <text:p>es-un</text:p>
            </draw:text-box>
          </draw:frame>
        </draw:g>
        <draw:g>
          <draw:custom-shape draw:style-name="gr31" draw:text-style-name="P9" draw:layer="layout" svg:width="2.794cm" svg:height="1.524cm" draw:transform="rotate (-3.14159265358979) translate (7.112cm 9.39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" draw:text-style-name="P3" draw:layer="layout" svg:width="2.54cm" svg:height="1.673cm" svg:x="4.572cm" svg:y="7.725cm">
            <draw:text-box>
              <text:p>es-un</text:p>
            </draw:text-box>
          </draw:frame>
        </draw:g>
        <draw:custom-shape draw:style-name="gr28" draw:text-style-name="P1" draw:layer="layout" svg:width="3.556cm" svg:height="2.032cm" svg:x="3.81cm" svg:y="11.938cm">
          <text:p text:style-name="P1">Orbi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" draw:layer="layout" svg:width="3.556cm" svg:height="2.032cm" svg:x="12.192cm" svg:y="13.462cm">
          <text:p text:style-name="P1">Orbi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1" draw:layer="layout" svg:width="3.556cm" svg:height="1.778cm" svg:x="16.764cm" svg:y="11.176cm">
          <text:p text:style-name="P1">Form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46" draw:text-style-name="P1" draw:layer="layout" svg:width="4.572cm" svg:height="2.032cm" svg:x="12.446cm" svg:y="8.382cm">
            <text:p text:style-name="P1">local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064cm" svg:height="1.524cm" svg:x="12.7cm" svg:y="8.636cm">
            <text:p text:style-name="P1">Estrella</text:p>
            <draw:enhanced-geometry svg:viewBox="0 0 21600 21600" draw:type="rectangle" draw:enhanced-path="M 0 0 L 21600 0 21600 21600 0 21600 0 0 Z N"/>
          </draw:custom-shape>
        </draw:g>
        <draw:line draw:style-name="gr5" draw:text-style-name="P2" draw:layer="layout" svg:x1="10.668cm" svg:y1="2.943cm" svg:x2="10.668cm" svg:y2="1.778cm">
          <text:p/>
        </draw:line>
        <draw:line draw:style-name="gr5" draw:text-style-name="P2" draw:layer="layout" svg:x1="9.906cm" svg:y1="3.81cm" svg:x2="6.096cm" svg:y2="5.08cm">
          <text:p/>
        </draw:line>
        <draw:line draw:style-name="gr5" draw:text-style-name="P2" draw:layer="layout" svg:x1="11.176cm" svg:y1="3.556cm" svg:x2="15.24cm" svg:y2="4.826cm">
          <text:p/>
        </draw:line>
        <draw:line draw:style-name="gr5" draw:text-style-name="P2" draw:layer="layout" svg:x1="5.842cm" svg:y1="6.604cm" svg:x2="5.842cm" svg:y2="7.874cm">
          <text:p/>
        </draw:line>
        <draw:line draw:style-name="gr5" draw:text-style-name="P2" draw:layer="layout" svg:x1="5.334cm" svg:y1="8.89cm" svg:x2="2.54cm" svg:y2="10.16cm">
          <text:p/>
        </draw:line>
        <draw:line draw:style-name="gr5" draw:text-style-name="P2" draw:layer="layout" svg:x1="6.096cm" svg:y1="8.89cm" svg:x2="8.382cm" svg:y2="10.16cm">
          <text:p/>
        </draw:line>
        <draw:line draw:style-name="gr5" draw:text-style-name="P2" draw:layer="layout" svg:x1="8.89cm" svg:y1="11.684cm" svg:x2="8.89cm" svg:y2="12.954cm">
          <text:p/>
        </draw:line>
        <draw:line draw:style-name="gr5" draw:text-style-name="P2" draw:layer="layout" svg:x1="7.366cm" svg:y1="12.954cm" svg:x2="8.89cm" svg:y2="12.954cm">
          <text:p/>
        </draw:line>
        <draw:line draw:style-name="gr5" draw:text-style-name="P2" draw:layer="layout" svg:x1="4.064cm" svg:y1="12.954cm" svg:x2="2.032cm" svg:y2="12.954cm">
          <text:p/>
        </draw:line>
        <draw:line draw:style-name="gr49" draw:text-style-name="P2" draw:layer="layout" svg:x1="2.032cm" svg:y1="11.684cm" svg:x2="2.032cm" svg:y2="12.954cm">
          <text:p/>
        </draw:line>
        <draw:line draw:style-name="gr5" draw:text-style-name="P2" draw:layer="layout" svg:x1="12.192cm" svg:y1="14.478cm" svg:x2="1.27cm" svg:y2="14.478cm">
          <text:p/>
        </draw:line>
        <draw:line draw:style-name="gr29" draw:text-style-name="P2" draw:layer="layout" svg:x1="1.27cm" svg:y1="14.478cm" svg:x2="1.27cm" svg:y2="11.684cm">
          <text:p/>
        </draw:line>
        <draw:line draw:style-name="gr6" draw:text-style-name="P2" draw:layer="layout" svg:x1="13.97cm" svg:y1="13.462cm" svg:x2="13.97cm" svg:y2="10.414cm">
          <text:p/>
        </draw:line>
        <draw:line draw:style-name="gr5" draw:text-style-name="P2" draw:layer="layout" svg:x1="20.066cm" svg:y1="11.938cm" svg:x2="23.368cm" svg:y2="11.938cm">
          <text:p/>
        </draw:line>
        <draw:line draw:style-name="gr5" draw:text-style-name="P2" draw:layer="layout" svg:x1="17.018cm" svg:y1="11.938cm" svg:x2="15.24cm" svg:y2="11.938cm">
          <text:p/>
        </draw:line>
        <draw:line draw:style-name="gr5" draw:text-style-name="P2" draw:layer="layout" svg:x1="15.24cm" svg:y1="10.414cm" svg:x2="15.24cm" svg:y2="11.938cm">
          <text:p/>
        </draw:line>
        <draw:line draw:style-name="gr29" draw:text-style-name="P2" draw:layer="layout" svg:x1="14.732cm" svg:y1="8.382cm" svg:x2="14.732cm" svg:y2="6.35cm">
          <text:p/>
        </draw:line>
        <draw:line draw:style-name="gr23" draw:text-style-name="P2" draw:layer="layout" svg:x1="8.636cm" svg:y1="0.254cm" svg:x2="7.62cm" svg:y2="0.254cm">
          <text:p/>
        </draw:line>
        <draw:line draw:style-name="gr27" draw:text-style-name="P2" draw:layer="layout" svg:x1="8.636cm" svg:y1="1.016cm" svg:x2="7.62cm" svg:y2="1.016cm">
          <text:p/>
        </draw:line>
        <draw:line draw:style-name="gr27" draw:text-style-name="P2" draw:layer="layout" svg:x1="8.636cm" svg:y1="1.778cm" svg:x2="7.62cm" svg:y2="1.778cm">
          <text:p/>
        </draw:line>
        <draw:line draw:style-name="gr27" draw:text-style-name="P2" draw:layer="layout" svg:x1="0.508cm" svg:y1="10.16cm" svg:x2="0.508cm" svg:y2="9.144cm">
          <text:p/>
        </draw:line>
        <draw:line draw:style-name="gr27" draw:text-style-name="P2" draw:layer="layout" svg:x1="9.144cm" svg:y1="10.16cm" svg:x2="9.144cm" svg:y2="9.144cm">
          <text:p/>
        </draw:line>
        <draw:line draw:style-name="gr23" draw:text-style-name="P2" draw:layer="layout" svg:x1="24.384cm" svg:y1="11.176cm" svg:x2="24.384cm" svg:y2="10.16cm">
          <text:p/>
        </draw:line>
        <draw:line draw:style-name="gr27" draw:text-style-name="P2" draw:layer="layout" svg:x1="26.416cm" svg:y1="11.176cm" svg:x2="26.416cm" svg:y2="10.16cm">
          <text:p/>
        </draw:line>
        <draw:line draw:style-name="gr42" draw:text-style-name="P2" draw:layer="layout" svg:x1="17.018cm" svg:y1="8.636cm" svg:x2="18.034cm" svg:y2="8.636cm">
          <text:p/>
        </draw:line>
        <draw:line draw:style-name="gr42" draw:text-style-name="P2" draw:layer="layout" svg:x1="17.018cm" svg:y1="9.652cm" svg:x2="18.034cm" svg:y2="9.652cm">
          <text:p/>
        </draw:line>
        <draw:line draw:style-name="gr50" draw:text-style-name="P2" draw:layer="layout" svg:x1="14.732cm" svg:y1="13.97cm" svg:x2="16.256cm" svg:y2="13.97cm">
          <text:p/>
        </draw:line>
        <draw:frame draw:style-name="gr45" draw:text-style-name="P15" draw:layer="layout" svg:width="2.54cm" svg:height="0.762cm" svg:x="4.826cm" svg:y="0cm">
          <draw:text-box>
            <text:p text:style-name="P14"><text:span text:style-name="T5">Código</text:span></text:p>
          </draw:text-box>
        </draw:frame>
        <draw:frame draw:style-name="gr38" draw:text-style-name="P15" draw:layer="layout" svg:width="3.302cm" svg:height="1.199cm" svg:x="4.318cm" svg:y="0.508cm">
          <draw:text-box>
            <text:p text:style-name="P14"><text:span text:style-name="T5">Fecha Desc.</text:span></text:p>
          </draw:text-box>
        </draw:frame>
        <draw:frame draw:style-name="gr38" draw:text-style-name="P15" draw:layer="layout" svg:width="4.483cm" svg:height="1.199cm" svg:x="3.048cm" svg:y="1.27cm">
          <draw:text-box>
            <text:p text:style-name="P14"><text:span text:style-name="T5">Observatorio Desc.</text:span></text:p>
          </draw:text-box>
        </draw:frame>
        <draw:frame draw:style-name="gr45" draw:text-style-name="P17" draw:layer="layout" svg:width="2.54cm" svg:height="0.762cm" svg:x="18.034cm" svg:y="8.382cm">
          <draw:text-box>
            <text:p text:style-name="P16"><text:span text:style-name="T5">Tipo</text:span></text:p>
          </draw:text-box>
        </draw:frame>
        <draw:frame draw:style-name="gr45" draw:text-style-name="P17" draw:layer="layout" svg:width="2.54cm" svg:height="0.762cm" svg:x="18.034cm" svg:y="9.398cm">
          <draw:text-box>
            <text:p text:style-name="P16"><text:span text:style-name="T5">Subtipo</text:span></text:p>
          </draw:text-box>
        </draw:frame>
        <draw:frame draw:style-name="gr45" draw:text-style-name="P17" draw:layer="layout" svg:width="2.54cm" svg:height="0.762cm" svg:x="16.256cm" svg:y="13.462cm">
          <draw:text-box>
            <text:p text:style-name="P16"><text:span text:style-name="T5">Distancia</text:span></text:p>
          </draw:text-box>
        </draw:frame>
        <draw:frame draw:style-name="gr41" draw:text-style-name="P18" draw:layer="layout" svg:width="2.794cm" svg:height="0.945cm" draw:transform="rotate (-1.5707963267949) translate (24.892cm 7.112cm)">
          <draw:text-box>
            <text:p text:style-name="P14"><text:span text:style-name="T4">Codigo</text:span></text:p>
          </draw:text-box>
        </draw:frame>
        <draw:frame draw:style-name="gr41" draw:text-style-name="P18" draw:layer="layout" svg:width="2.794cm" svg:height="0.945cm" draw:transform="rotate (-1.5707963267949) translate (26.853cm 7.112cm)">
          <draw:text-box>
            <text:p text:style-name="P14"><text:span text:style-name="T4">Nombre</text:span></text:p>
          </draw:text-box>
        </draw:frame>
        <draw:frame draw:style-name="gr38" draw:text-style-name="P12" draw:layer="layout" svg:width="3.048cm" svg:height="1.199cm" draw:transform="rotate (-1.5707963267949) translate (1.016cm 6.096cm)">
          <draw:text-box>
            <text:p><text:span text:style-name="T4">Tipo Planeta</text:span></text:p>
          </draw:text-box>
        </draw:frame>
        <draw:frame draw:style-name="gr38" draw:text-style-name="P12" draw:layer="layout" svg:width="3.048cm" svg:height="1.199cm" draw:transform="rotate (-1.5707963267949) translate (9.581cm 6.35cm)">
          <draw:text-box>
            <text:p><text:span text:style-name="T4">Tipo Satélite</text:span></text:p>
          </draw:text-box>
        </draw:frame>
        <draw:frame draw:style-name="gr38" draw:text-style-name="P15" draw:layer="layout" svg:width="2.54cm" svg:height="1.199cm" svg:x="12.192cm" svg:y="2.286cm">
          <draw:text-box>
            <text:p text:style-name="P14"><text:span text:style-name="T5">Disjunta y completa</text:span></text:p>
          </draw:text-box>
        </draw:frame>
        <draw:frame draw:style-name="gr38" draw:text-style-name="P15" draw:layer="layout" svg:width="2.54cm" svg:height="1.199cm" svg:x="5.588cm" svg:y="6.604cm">
          <draw:text-box>
            <text:p text:style-name="P14"><text:span text:style-name="T5">Disjunta y completa</text:span></text:p>
          </draw:text-box>
        </draw:frame>
        <draw:line draw:style-name="gr50" draw:text-style-name="P2" draw:layer="layout" svg:x1="5.842cm" svg:y1="13.716cm" svg:x2="7.366cm" svg:y2="13.716cm">
          <text:p/>
        </draw:line>
        <draw:frame draw:style-name="gr45" draw:text-style-name="P17" draw:layer="layout" svg:width="2.54cm" svg:height="0.762cm" svg:x="7.366cm" svg:y="13.208cm">
          <draw:text-box>
            <text:p text:style-name="P16"><text:span text:style-name="T5">Distancia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mall_20_Arrow" draw:display-name="Small Arrow" svg:viewBox="0 0 1321 3493" svg:d="M1321 3493h-1321l661-3493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8:58:59.927648049</meta:creation-date>
    <dc:date>2020-10-21T20:46:08.952118699</dc:date>
    <meta:editing-duration>PT48M45S</meta:editing-duration>
    <meta:editing-cycles>18</meta:editing-cycles>
    <meta:generator>LibreOffice/6.4.6.2$Linux_X86_64 LibreOffice_project/40$Build-2</meta:generator>
    <meta:document-statistic meta:object-count="471"/>
  </office:meta>
</office:document-meta>
</file>